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77830" table:style-name="ce9">
            <text:p>17.577.830</text:p>
          </table:table-cell>
          <table:table-cell office:value-type="float" office:value="16740947.5" table:style-name="ce9">
            <text:p>16.740.948</text:p>
          </table:table-cell>
          <table:table-cell office:value-type="percentage" office:value="0.95238988544092185" table:style-name="ce10">
            <text:p>95,24%</text:p>
          </table:table-cell>
          <table:table-cell office:value-type="float" office:value="7443449" table:style-name="ce8">
            <text:p>7.443.449</text:p>
          </table:table-cell>
          <table:table-cell office:value-type="float" office:value="7028556" table:style-name="ce8">
            <text:p>7.028.556</text:p>
          </table:table-cell>
          <table:table-cell office:value-type="float" office:value="3889097" table:style-name="ce8">
            <text:p>3.889.097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38000" table:style-name="ce7">
            <text:p>138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82921" table:style-name="ce14">
            <text:p>2.782.921</text:p>
          </table:table-cell>
          <table:table-cell office:value-type="float" office:value="2589050.5" table:style-name="ce14">
            <text:p>2.589.051</text:p>
          </table:table-cell>
          <table:table-cell office:value-type="percentage" office:value="0.93033560780201807" table:style-name="ce15">
            <text:p>93,03%</text:p>
          </table:table-cell>
          <table:table-cell office:value-type="float" office:value="1144387" table:style-name="ce13">
            <text:p>1.144.387</text:p>
          </table:table-cell>
          <table:table-cell office:value-type="float" office:value="1090643" table:style-name="ce13">
            <text:p>1.090.643</text:p>
          </table:table-cell>
          <table:table-cell office:value-type="float" office:value="662669" table:style-name="ce13">
            <text:p>662.669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3366.5" table:style-name="ce14">
            <text:p>2.243.367</text:p>
          </table:table-cell>
          <table:table-cell office:value-type="percentage" office:value="0.91280402333108868" table:style-name="ce15">
            <text:p>91,28%</text:p>
          </table:table-cell>
          <table:table-cell office:value-type="float" office:value="923986" table:style-name="ce13">
            <text:p>923.986</text:p>
          </table:table-cell>
          <table:table-cell office:value-type="float" office:value="883935" table:style-name="ce13">
            <text:p>883.935</text:p>
          </table:table-cell>
          <table:table-cell office:value-type="float" office:value="702551" table:style-name="ce13">
            <text:p>702.551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92167.5" table:style-name="ce14">
            <text:p>1.992.168</text:p>
          </table:table-cell>
          <table:table-cell office:value-type="percentage" office:value="0.88235912894736146" table:style-name="ce15">
            <text:p>88,24%</text:p>
          </table:table-cell>
          <table:table-cell office:value-type="float" office:value="925066" table:style-name="ce13">
            <text:p>925.066</text:p>
          </table:table-cell>
          <table:table-cell office:value-type="float" office:value="886517" table:style-name="ce13">
            <text:p>886.517</text:p>
          </table:table-cell>
          <table:table-cell office:value-type="float" office:value="441761" table:style-name="ce13">
            <text:p>441.761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60600" table:style-name="ce14">
            <text:p>4.360.600</text:p>
          </table:table-cell>
          <table:table-cell office:value-type="float" office:value="4033103.5" table:style-name="ce14">
            <text:p>4.033.104</text:p>
          </table:table-cell>
          <table:table-cell office:value-type="percentage" office:value="0.92489645920286201" table:style-name="ce15">
            <text:p>92,49%</text:p>
          </table:table-cell>
          <table:table-cell office:value-type="float" office:value="1810377" table:style-name="ce13">
            <text:p>1.810.377</text:p>
          </table:table-cell>
          <table:table-cell office:value-type="float" office:value="1697933" table:style-name="ce13">
            <text:p>1.697.933</text:p>
          </table:table-cell>
          <table:table-cell office:value-type="float" office:value="923890" table:style-name="ce13">
            <text:p>923.890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2690" table:style-name="ce14">
            <text:p>1.232.690</text:p>
          </table:table-cell>
          <table:table-cell office:value-type="percentage" office:value="0.95380651351372259" table:style-name="ce15">
            <text:p>95,38%</text:p>
          </table:table-cell>
          <table:table-cell office:value-type="float" office:value="517204" table:style-name="ce13">
            <text:p>517.204</text:p>
          </table:table-cell>
          <table:table-cell office:value-type="float" office:value="494445" table:style-name="ce13">
            <text:p>494.445</text:p>
          </table:table-cell>
          <table:table-cell office:value-type="float" office:value="342452" table:style-name="ce13">
            <text:p>342.452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58000" table:style-name="ce7">
            <text:p>258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58738" table:style-name="ce14">
            <text:p>5.658.738</text:p>
          </table:table-cell>
          <table:table-cell office:value-type="float" office:value="5202532" table:style-name="ce14">
            <text:p>5.202.532</text:p>
          </table:table-cell>
          <table:table-cell office:value-type="percentage" office:value="0.91938025757686603" table:style-name="ce15">
            <text:p>91,94%</text:p>
          </table:table-cell>
          <table:table-cell office:value-type="float" office:value="2139269" table:style-name="ce13">
            <text:p>2.139.269</text:p>
          </table:table-cell>
          <table:table-cell office:value-type="float" office:value="2042126" table:style-name="ce13">
            <text:p>2.042.126</text:p>
          </table:table-cell>
          <table:table-cell office:value-type="float" office:value="1452905" table:style-name="ce13">
            <text:p>1.452.905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62815" table:style-name="ce14">
            <text:p>3.862.815</text:p>
          </table:table-cell>
          <table:table-cell office:value-type="percentage" office:value="0.89608157214985207" table:style-name="ce15">
            <text:p>89,61%</text:p>
          </table:table-cell>
          <table:table-cell office:value-type="float" office:value="1755730" table:style-name="ce13">
            <text:p>1.755.730</text:p>
          </table:table-cell>
          <table:table-cell office:value-type="float" office:value="1639284" table:style-name="ce13">
            <text:p>1.639.284</text:p>
          </table:table-cell>
          <table:table-cell office:value-type="float" office:value="988334" table:style-name="ce13">
            <text:p>988.334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35281.5" table:style-name="ce14">
            <text:p>13.835.282</text:p>
          </table:table-cell>
          <table:table-cell office:value-type="percentage" office:value="0.94030886495781096" table:style-name="ce15">
            <text:p>94,03%</text:p>
          </table:table-cell>
          <table:table-cell office:value-type="float" office:value="6464974" table:style-name="ce13">
            <text:p>6.464.974</text:p>
          </table:table-cell>
          <table:table-cell office:value-type="float" office:value="6152296" table:style-name="ce13">
            <text:p>6.152.296</text:p>
          </table:table-cell>
          <table:table-cell office:value-type="float" office:value="3509509" table:style-name="ce13">
            <text:p>3.509.509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912000" table:style-name="ce7">
            <text:p>912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1081215" table:style-name="ce14">
            <text:p>11.081.215</text:p>
          </table:table-cell>
          <table:table-cell office:value-type="float" office:value="9817012.5" table:style-name="ce14">
            <text:p>9.817.013</text:p>
          </table:table-cell>
          <table:table-cell office:value-type="percentage" office:value="0.88591481168806852" table:style-name="ce15">
            <text:p>88,59%</text:p>
          </table:table-cell>
          <table:table-cell office:value-type="float" office:value="4403098" table:style-name="ce13">
            <text:p>4.403.098</text:p>
          </table:table-cell>
          <table:table-cell office:value-type="float" office:value="4127512" table:style-name="ce13">
            <text:p>4.127.512</text:p>
          </table:table-cell>
          <table:table-cell office:value-type="float" office:value="2759628" table:style-name="ce13">
            <text:p>2.759.628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126000" table:style-name="ce7">
            <text:p>12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51228" table:style-name="ce14">
            <text:p>2.251.228</text:p>
          </table:table-cell>
          <table:table-cell office:value-type="float" office:value="2250181.5" table:style-name="ce14">
            <text:p>2.250.182</text:p>
          </table:table-cell>
          <table:table-cell office:value-type="percentage" office:value="0.99953514259772891" table:style-name="ce15">
            <text:p>99,95%</text:p>
          </table:table-cell>
          <table:table-cell office:value-type="float" office:value="960958" table:style-name="ce13">
            <text:p>960.958</text:p>
          </table:table-cell>
          <table:table-cell office:value-type="float" office:value="910153" table:style-name="ce13">
            <text:p>910.153</text:p>
          </table:table-cell>
          <table:table-cell office:value-type="float" office:value="596637" table:style-name="ce13">
            <text:p>596.637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94514" table:style-name="ce14">
            <text:p>5.994.514</text:p>
          </table:table-cell>
          <table:table-cell office:value-type="percentage" office:value="0.98604132596546945" table:style-name="ce15">
            <text:p>98,60%</text:p>
          </table:table-cell>
          <table:table-cell office:value-type="float" office:value="2466835" table:style-name="ce13">
            <text:p>2.466.835</text:p>
          </table:table-cell>
          <table:table-cell office:value-type="float" office:value="2355052" table:style-name="ce13">
            <text:p>2.355.052</text:p>
          </table:table-cell>
          <table:table-cell office:value-type="float" office:value="1904070" table:style-name="ce13">
            <text:p>1.904.070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2000" table:style-name="ce7">
            <text:p>42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78745" table:style-name="ce14">
            <text:p>678.745</text:p>
          </table:table-cell>
          <table:table-cell office:value-type="float" office:value="622542" table:style-name="ce14">
            <text:p>622.542</text:p>
          </table:table-cell>
          <table:table-cell office:value-type="percentage" office:value="0.91719570678237039" table:style-name="ce15">
            <text:p>91,72%</text:p>
          </table:table-cell>
          <table:table-cell office:value-type="float" office:value="282237" table:style-name="ce13">
            <text:p>282.237</text:p>
          </table:table-cell>
          <table:table-cell office:value-type="float" office:value="265637" table:style-name="ce13">
            <text:p>265.637</text:p>
          </table:table-cell>
          <table:table-cell office:value-type="float" office:value="157558" table:style-name="ce13">
            <text:p>157.558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1" table:style-name="ce15">
            <text:p>100,0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7713.5" table:style-name="ce14">
            <text:p>2.747.714</text:p>
          </table:table-cell>
          <table:table-cell office:value-type="percentage" office:value="0.94822801256843703" table:style-name="ce15">
            <text:p>94,82%</text:p>
          </table:table-cell>
          <table:table-cell office:value-type="float" office:value="1297468" table:style-name="ce13">
            <text:p>1.297.468</text:p>
          </table:table-cell>
          <table:table-cell office:value-type="float" office:value="1217082" table:style-name="ce13">
            <text:p>1.217.082</text:p>
          </table:table-cell>
          <table:table-cell office:value-type="float" office:value="655996" table:style-name="ce13">
            <text:p>655.996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2000" table:style-name="ce7">
            <text:p>72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8767" table:style-name="ce14">
            <text:p>1.378.767</text:p>
          </table:table-cell>
          <table:table-cell office:value-type="float" office:value="1276650.5" table:style-name="ce14">
            <text:p>1.276.651</text:p>
          </table:table-cell>
          <table:table-cell office:value-type="percentage" office:value="0.92593636198139351" table:style-name="ce15">
            <text:p>92,59%</text:p>
          </table:table-cell>
          <table:table-cell office:value-type="float" office:value="565360" table:style-name="ce13">
            <text:p>565.360</text:p>
          </table:table-cell>
          <table:table-cell office:value-type="float" office:value="541737" table:style-name="ce13">
            <text:p>541.737</text:p>
          </table:table-cell>
          <table:table-cell office:value-type="float" office:value="329347" table:style-name="ce13">
            <text:p>329.347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14457" table:style-name="ce14">
            <text:p>4.314.457</text:p>
          </table:table-cell>
          <table:table-cell office:value-type="percentage" office:value="0.92327249810346879" table:style-name="ce15">
            <text:p>92,33%</text:p>
          </table:table-cell>
          <table:table-cell office:value-type="float" office:value="1939135" table:style-name="ce13">
            <text:p>1.939.135</text:p>
          </table:table-cell>
          <table:table-cell office:value-type="float" office:value="1850958" table:style-name="ce13">
            <text:p>1.850.958</text:p>
          </table:table-cell>
          <table:table-cell office:value-type="float" office:value="1130185" table:style-name="ce13">
            <text:p>1.130.185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8641.5" table:style-name="ce14">
            <text:p>148.642</text:p>
          </table:table-cell>
          <table:table-cell office:value-type="percentage" office:value="0.89711145579972118" table:style-name="ce15">
            <text:p>89,71%</text:p>
          </table:table-cell>
          <table:table-cell office:value-type="float" office:value="69202" table:style-name="ce13">
            <text:p>69.202</text:p>
          </table:table-cell>
          <table:table-cell office:value-type="float" office:value="64346" table:style-name="ce13">
            <text:p>64.346</text:p>
          </table:table-cell>
          <table:table-cell office:value-type="float" office:value="31442" table:style-name="ce13">
            <text:p>31.442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5993" table:style-name="ce14">
            <text:p>135.993</text:p>
          </table:table-cell>
          <table:table-cell office:value-type="percentage" office:value="0.86191532513626568" table:style-name="ce15">
            <text:p>86,19%</text:p>
          </table:table-cell>
          <table:table-cell office:value-type="float" office:value="65123" table:style-name="ce13">
            <text:p>65.123</text:p>
          </table:table-cell>
          <table:table-cell office:value-type="float" office:value="60347" table:style-name="ce13">
            <text:p>60.347</text:p>
          </table:table-cell>
          <table:table-cell office:value-type="float" office:value="25914" table:style-name="ce13">
            <text:p>25.914</text:p>
          </table:table-cell>
          <table:table-cell office:value-type="date" office:date-value="2022-02-17T00:00:00" table:style-name="ce17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0711.5" table:style-name="ce14">
            <text:p>200.712</text:p>
          </table:table-cell>
          <table:table-cell office:value-type="percentage" office:value="0.94440915464460817" table:style-name="ce15">
            <text:p>94,44%</text:p>
          </table:table-cell>
          <table:table-cell office:value-type="float" office:value="95016" table:style-name="ce13">
            <text:p>95.016</text:p>
          </table:table-cell>
          <table:table-cell office:value-type="float" office:value="90941" table:style-name="ce13">
            <text:p>90.941</text:p>
          </table:table-cell>
          <table:table-cell office:value-type="float" office:value="41055" table:style-name="ce13">
            <text:p>41.055</text:p>
          </table:table-cell>
          <table:table-cell office:value-type="date" office:date-value="2022-02-17T00:00:00" table:style-name="ce17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75" table:style-name="ce14">
            <text:p>12.275</text:p>
          </table:table-cell>
          <table:table-cell office:value-type="float" office:value="12213" table:style-name="ce14">
            <text:p>12.213</text:p>
          </table:table-cell>
          <table:table-cell office:value-type="percentage" office:value="0.994949083503055" table:style-name="ce15">
            <text:p>99,49%</text:p>
          </table:table-cell>
          <table:table-cell office:value-type="float" office:value="8039" table:style-name="ce13">
            <text:p>8.039</text:p>
          </table:table-cell>
          <table:table-cell office:value-type="float" office:value="7528" table:style-name="ce13">
            <text:p>7.528</text:p>
          </table:table-cell>
          <table:table-cell office:value-type="float" office:value="2848" table:style-name="ce13">
            <text:p>2.848</text:p>
          </table:table-cell>
          <table:table-cell office:value-type="date" office:date-value="2022-02-17T00:00:00" table:style-name="ce17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5016000" table:style-name="ce19">
            <text:p>5.016.000</text:p>
          </table:table-cell>
          <table:table-cell office:value-type="float" office:value="18495040" table:style-name="ce20">
            <text:p>18.495.0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851787" table:style-name="ce23">
            <text:p>97.851.787</text:p>
          </table:table-cell>
          <table:table-cell office:value-type="float" office:value="92121948" table:style-name="ce23">
            <text:p>92.121.948</text:p>
          </table:table-cell>
          <table:table-cell office:value-type="percentage" office:value="0.94144369586219212" table:style-name="ce24">
            <text:p>94,14%</text:p>
          </table:table-cell>
          <table:table-cell office:value-type="float" office:value="41030936" table:style-name="ce23">
            <text:p>41.030.936</text:p>
          </table:table-cell>
          <table:table-cell office:value-type="float" office:value="38834215" table:style-name="ce23">
            <text:p>38.834.215</text:p>
          </table:table-cell>
          <table:table-cell office:value-type="float" office:value="23729665" table:style-name="ce23">
            <text:p>23.729.665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3138" table:style-name="ce32">
            <text:p>7.033.138</text:p>
          </table:table-cell>
          <table:table-cell office:value-type="percentage" office:value="0.93675190679814413" table:style-name="ce33">
            <text:p>93,7%</text:p>
          </table:table-cell>
          <table:table-cell office:value-type="float" office:value="6916674" table:style-name="ce32">
            <text:p>6.916.674</text:p>
          </table:table-cell>
          <table:table-cell office:value-type="percentage" office:value="0.9212399299148043" table:style-name="ce33">
            <text:p>92,1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865" table:style-name="ce32">
            <text:p>1.094.865</text:p>
          </table:table-cell>
          <table:table-cell office:value-type="percentage" office:value="0.92051255750760042" table:style-name="ce33">
            <text:p>92,1%</text:p>
          </table:table-cell>
          <table:table-cell office:value-type="float" office:value="1075898" table:style-name="ce32">
            <text:p>1.075.898</text:p>
          </table:table-cell>
          <table:table-cell office:value-type="percentage" office:value="0.90456596895262176" table:style-name="ce33">
            <text:p>90,5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044" table:style-name="ce32">
            <text:p>884.044</text:p>
          </table:table-cell>
          <table:table-cell office:value-type="percentage" office:value="0.95012827168017089" table:style-name="ce33">
            <text:p>95,0%</text:p>
          </table:table-cell>
          <table:table-cell office:value-type="float" office:value="873498" table:style-name="ce32">
            <text:p>873.498</text:p>
          </table:table-cell>
          <table:table-cell office:value-type="percentage" office:value="0.93879393452824289" table:style-name="ce33">
            <text:p>93,9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890" table:style-name="ce32">
            <text:p>895.890</text:p>
          </table:table-cell>
          <table:table-cell office:value-type="percentage" office:value="0.82708710499664417" table:style-name="ce33">
            <text:p>82,7%</text:p>
          </table:table-cell>
          <table:table-cell office:value-type="float" office:value="881132" table:style-name="ce32">
            <text:p>881.132</text:p>
          </table:table-cell>
          <table:table-cell office:value-type="percentage" office:value="0.81346249539553184" table:style-name="ce33">
            <text:p>81,3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604" table:style-name="ce32">
            <text:p>1.739.604</text:p>
          </table:table-cell>
          <table:table-cell office:value-type="percentage" office:value="0.85546736116267763" table:style-name="ce33">
            <text:p>85,5%</text:p>
          </table:table-cell>
          <table:table-cell office:value-type="float" office:value="1684764" table:style-name="ce32">
            <text:p>1.684.764</text:p>
          </table:table-cell>
          <table:table-cell office:value-type="percentage" office:value="0.82849925227918386" table:style-name="ce33">
            <text:p>82,8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665" table:style-name="ce32">
            <text:p>493.665</text:p>
          </table:table-cell>
          <table:table-cell office:value-type="percentage" office:value="0.93663553813403355" table:style-name="ce33">
            <text:p>93,7%</text:p>
          </table:table-cell>
          <table:table-cell office:value-type="float" office:value="489292" table:style-name="ce32">
            <text:p>489.292</text:p>
          </table:table-cell>
          <table:table-cell office:value-type="percentage" office:value="0.92833860153074965" table:style-name="ce33">
            <text:p>92,8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365" table:style-name="ce32">
            <text:p>2.045.365</text:p>
          </table:table-cell>
          <table:table-cell office:value-type="percentage" office:value="0.94163199670004216" table:style-name="ce33">
            <text:p>94,2%</text:p>
          </table:table-cell>
          <table:table-cell office:value-type="float" office:value="2010519" table:style-name="ce32">
            <text:p>2.010.519</text:p>
          </table:table-cell>
          <table:table-cell office:value-type="percentage" office:value="0.92558981911461879" table:style-name="ce33">
            <text:p>92,6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8863" table:style-name="ce32">
            <text:p>6.238.863</text:p>
          </table:table-cell>
          <table:table-cell office:value-type="percentage" office:value="0.91985877004854022" table:style-name="ce33">
            <text:p>92,0%</text:p>
          </table:table-cell>
          <table:table-cell office:value-type="float" office:value="6103558" table:style-name="ce32">
            <text:p>6.103.558</text:p>
          </table:table-cell>
          <table:table-cell office:value-type="percentage" office:value="0.89990938329627179" table:style-name="ce33">
            <text:p>90,0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1674" table:style-name="ce32">
            <text:p>4.171.674</text:p>
          </table:table-cell>
          <table:table-cell office:value-type="percentage" office:value="0.92868429523782814" table:style-name="ce33">
            <text:p>92,9%</text:p>
          </table:table-cell>
          <table:table-cell office:value-type="float" office:value="4102809" table:style-name="ce32">
            <text:p>4.102.809</text:p>
          </table:table-cell>
          <table:table-cell office:value-type="percentage" office:value="0.91335379626030655" table:style-name="ce33">
            <text:p>91,3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156" table:style-name="ce32">
            <text:p>909.156</text:p>
          </table:table-cell>
          <table:table-cell office:value-type="percentage" office:value="0.95711713987935443" table:style-name="ce33">
            <text:p>95,7%</text:p>
          </table:table-cell>
          <table:table-cell office:value-type="float" office:value="896742" table:style-name="ce32">
            <text:p>896.742</text:p>
          </table:table-cell>
          <table:table-cell office:value-type="percentage" office:value="0.94404825821937277" table:style-name="ce33">
            <text:p>94,4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892" table:style-name="ce32">
            <text:p>2.339.892</text:p>
          </table:table-cell>
          <table:table-cell office:value-type="percentage" office:value="0.95267549275749996" table:style-name="ce33">
            <text:p>95,3%</text:p>
          </table:table-cell>
          <table:table-cell office:value-type="float" office:value="2322670" table:style-name="ce32">
            <text:p>2.322.670</text:p>
          </table:table-cell>
          <table:table-cell office:value-type="percentage" office:value="0.94566364035735939" table:style-name="ce33">
            <text:p>94,6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479" table:style-name="ce32">
            <text:p>268.479</text:p>
          </table:table-cell>
          <table:table-cell office:value-type="percentage" office:value="0.95381538231981777" table:style-name="ce33">
            <text:p>95,4%</text:p>
          </table:table-cell>
          <table:table-cell office:value-type="float" office:value="262041" table:style-name="ce32">
            <text:p>262.041</text:p>
          </table:table-cell>
          <table:table-cell office:value-type="percentage" office:value="0.93094333857943223" table:style-name="ce33">
            <text:p>93,1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218" table:style-name="ce32">
            <text:p>539.218</text:p>
          </table:table-cell>
          <table:table-cell office:value-type="percentage" office:value="0.92940738468114736" table:style-name="ce33">
            <text:p>92,9%</text:p>
          </table:table-cell>
          <table:table-cell office:value-type="float" office:value="534057" table:style-name="ce32">
            <text:p>534.057</text:p>
          </table:table-cell>
          <table:table-cell office:value-type="percentage" office:value="0.92051177750123236" table:style-name="ce33">
            <text:p>92,1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126" table:style-name="ce32">
            <text:p>1.860.126</text:p>
          </table:table-cell>
          <table:table-cell office:value-type="percentage" office:value="0.95134798412277077" table:style-name="ce33">
            <text:p>95,1%</text:p>
          </table:table-cell>
          <table:table-cell office:value-type="float" office:value="1829762" table:style-name="ce32">
            <text:p>1.829.762</text:p>
          </table:table-cell>
          <table:table-cell office:value-type="percentage" office:value="0.93581853601554377" table:style-name="ce33">
            <text:p>93,6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72" table:style-name="ce32">
            <text:p>61.772</text:p>
          </table:table-cell>
          <table:table-cell office:value-type="percentage" office:value="0.90487211789177624" table:style-name="ce33">
            <text:p>90,5%</text:p>
          </table:table-cell>
          <table:table-cell office:value-type="float" office:value="59413" table:style-name="ce32">
            <text:p>59.413</text:p>
          </table:table-cell>
          <table:table-cell office:value-type="percentage" office:value="0.87031611636832396" table:style-name="ce33">
            <text:p>87,0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16" table:style-name="ce32">
            <text:p>95.016</text:p>
          </table:table-cell>
          <table:table-cell office:value-type="string" table:style-name="ce33">
            <text:p>-</text:p>
          </table:table-cell>
          <table:table-cell office:value-type="float" office:value="90941" table:style-name="ce32">
            <text:p>90.941</text:p>
          </table:table-cell>
          <table:table-cell office:value-type="string" table:style-name="ce33">
            <text:p>-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39" table:style-name="ce32">
            <text:p>8.039</text:p>
          </table:table-cell>
          <table:table-cell office:value-type="string" table:style-name="ce33">
            <text:p>-</text:p>
          </table:table-cell>
          <table:table-cell office:value-type="float" office:value="7528" table:style-name="ce32">
            <text:p>7.528</text:p>
          </table:table-cell>
          <table:table-cell office:value-type="string" table:style-name="ce33">
            <text:p>-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64009" table:style-name="ce35">
            <text:p>39.164.009</text:p>
          </table:table-cell>
          <table:table-cell office:value-type="percentage" office:value="0.92838635446842011" table:style-name="ce36">
            <text:p>92,8%</text:p>
          </table:table-cell>
          <table:table-cell office:value-type="float" office:value="38400826" table:style-name="ce35">
            <text:p>38.400.826</text:p>
          </table:table-cell>
          <table:table-cell office:value-type="percentage" office:value="0.91029503283783142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54" table:style-name="ce45">
            <text:p>435.454</text:p>
          </table:table-cell>
          <table:table-cell office:value-type="percentage" office:value="1" table:style-name="ce46">
            <text:p>100,0%</text:p>
          </table:table-cell>
          <table:table-cell office:value-type="float" office:value="656472" table:style-name="ce45">
            <text:p>656.472</text:p>
          </table:table-cell>
          <table:table-cell office:value-type="percentage" office:value="1" table:style-name="ce46">
            <text:p>100,0%</text:p>
          </table:table-cell>
          <table:table-cell office:value-type="float" office:value="937345" table:style-name="ce45">
            <text:p>937.345</text:p>
          </table:table-cell>
          <table:table-cell office:value-type="percentage" office:value="0.97820562725611515" table:style-name="ce46">
            <text:p>97,8%</text:p>
          </table:table-cell>
          <table:table-cell office:value-type="float" office:value="1229270" table:style-name="ce45">
            <text:p>1.229.270</text:p>
          </table:table-cell>
          <table:table-cell office:value-type="percentage" office:value="0.95470533733149732" table:style-name="ce46">
            <text:p>95,5%</text:p>
          </table:table-cell>
          <table:table-cell office:value-type="float" office:value="1276486" table:style-name="ce45">
            <text:p>1.276.486</text:p>
          </table:table-cell>
          <table:table-cell office:value-type="percentage" office:value="0.9220926133539834" table:style-name="ce46">
            <text:p>92,2%</text:p>
          </table:table-cell>
          <table:table-cell office:value-type="float" office:value="967216" table:style-name="ce45">
            <text:p>967.216</text:p>
          </table:table-cell>
          <table:table-cell office:value-type="percentage" office:value="0.87787230218928947" table:style-name="ce46">
            <text:p>87,8%</text:p>
          </table:table-cell>
          <table:table-cell office:value-type="float" office:value="811046" table:style-name="ce45">
            <text:p>811.046</text:p>
          </table:table-cell>
          <table:table-cell office:value-type="percentage" office:value="0.87575368853875124" table:style-name="ce46">
            <text:p>87,6%</text:p>
          </table:table-cell>
          <table:table-cell office:value-type="float" office:value="719849" table:style-name="ce45">
            <text:p>719.849</text:p>
          </table:table-cell>
          <table:table-cell office:value-type="percentage" office:value="0.93142618322408344" table:style-name="ce46">
            <text:p>93,1%</text:p>
          </table:table-cell>
          <table:table-cell office:value-type="float" office:value="7033138" table:style-name="ce45">
            <text:p>7.033.13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75190679814413" table:style-name="ce46">
            <text:p>93,7%</text:p>
          </table:table-cell>
          <table:table-cell office:value-type="percentage" office:value="0.82721224358305601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72" table:style-name="ce48">
            <text:p>101.672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9" table:style-name="ce48">
            <text:p>119.839</text:p>
          </table:table-cell>
          <table:table-cell office:value-type="percentage" office:value="1" table:style-name="ce49">
            <text:p>100,0%</text:p>
          </table:table-cell>
          <table:table-cell office:value-type="float" office:value="155991" table:style-name="ce48">
            <text:p>155.991</text:p>
          </table:table-cell>
          <table:table-cell office:value-type="percentage" office:value="0.96702622280081829" table:style-name="ce49">
            <text:p>96,7%</text:p>
          </table:table-cell>
          <table:table-cell office:value-type="float" office:value="188451" table:style-name="ce48">
            <text:p>188.451</text:p>
          </table:table-cell>
          <table:table-cell office:value-type="percentage" office:value="0.93770712046574112" table:style-name="ce49">
            <text:p>93,8%</text:p>
          </table:table-cell>
          <table:table-cell office:value-type="float" office:value="192178" table:style-name="ce48">
            <text:p>192.178</text:p>
          </table:table-cell>
          <table:table-cell office:value-type="percentage" office:value="0.89955391622237724" table:style-name="ce49">
            <text:p>90,0%</text:p>
          </table:table-cell>
          <table:table-cell office:value-type="float" office:value="131671" table:style-name="ce48">
            <text:p>131.671</text:p>
          </table:table-cell>
          <table:table-cell office:value-type="percentage" office:value="0.83189704191359504" table:style-name="ce49">
            <text:p>83,2%</text:p>
          </table:table-cell>
          <table:table-cell office:value-type="float" office:value="110402" table:style-name="ce48">
            <text:p>110.402</text:p>
          </table:table-cell>
          <table:table-cell office:value-type="percentage" office:value="0.84406489395862327" table:style-name="ce49">
            <text:p>84,4%</text:p>
          </table:table-cell>
          <table:table-cell office:value-type="float" office:value="94661" table:style-name="ce48">
            <text:p>94.661</text:p>
          </table:table-cell>
          <table:table-cell office:value-type="percentage" office:value="0.88437643058007975" table:style-name="ce49">
            <text:p>88,4%</text:p>
          </table:table-cell>
          <table:table-cell office:value-type="float" office:value="1094865" table:style-name="ce48">
            <text:p>1.094.86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51255750760042" table:style-name="ce49">
            <text:p>92,1%</text:p>
          </table:table-cell>
          <table:table-cell office:value-type="percentage" office:value="0.82250609067613834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8" table:style-name="ce48">
            <text:p>89.258</text:p>
          </table:table-cell>
          <table:table-cell office:value-type="percentage" office:value="1" table:style-name="ce49">
            <text:p>100,0%</text:p>
          </table:table-cell>
          <table:table-cell office:value-type="float" office:value="114774" table:style-name="ce48">
            <text:p>114.774</text:p>
          </table:table-cell>
          <table:table-cell office:value-type="percentage" office:value="1" table:style-name="ce49">
            <text:p>100,0%</text:p>
          </table:table-cell>
          <table:table-cell office:value-type="float" office:value="149099" table:style-name="ce48">
            <text:p>149.099</text:p>
          </table:table-cell>
          <table:table-cell office:value-type="percentage" office:value="0.98097901177709057" table:style-name="ce49">
            <text:p>98,1%</text:p>
          </table:table-cell>
          <table:table-cell office:value-type="float" office:value="154297" table:style-name="ce48">
            <text:p>154.297</text:p>
          </table:table-cell>
          <table:table-cell office:value-type="percentage" office:value="0.95196288321415568" table:style-name="ce49">
            <text:p>95,2%</text:p>
          </table:table-cell>
          <table:table-cell office:value-type="float" office:value="152305" table:style-name="ce48">
            <text:p>152.305</text:p>
          </table:table-cell>
          <table:table-cell office:value-type="percentage" office:value="0.91794238187078114" table:style-name="ce49">
            <text:p>91,8%</text:p>
          </table:table-cell>
          <table:table-cell office:value-type="float" office:value="92917" table:style-name="ce48">
            <text:p>92.917</text:p>
          </table:table-cell>
          <table:table-cell office:value-type="percentage" office:value="0.85566022966912547" table:style-name="ce49">
            <text:p>85,6%</text:p>
          </table:table-cell>
          <table:table-cell office:value-type="float" office:value="68666" table:style-name="ce48">
            <text:p>68.666</text:p>
          </table:table-cell>
          <table:table-cell office:value-type="percentage" office:value="0.86653542313419651" table:style-name="ce49">
            <text:p>86,7%</text:p>
          </table:table-cell>
          <table:table-cell office:value-type="float" office:value="62728" table:style-name="ce48">
            <text:p>62.728</text:p>
          </table:table-cell>
          <table:table-cell office:value-type="percentage" office:value="0.96126026725511826" table:style-name="ce49">
            <text:p>96,1%</text:p>
          </table:table-cell>
          <table:table-cell office:value-type="float" office:value="884044" table:style-name="ce48">
            <text:p>884.04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12827168017089" table:style-name="ce49">
            <text:p>95,0%</text:p>
          </table:table-cell>
          <table:table-cell office:value-type="percentage" office:value="0.87279455103175174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8" table:style-name="ce48">
            <text:p>51.848</text:p>
          </table:table-cell>
          <table:table-cell office:value-type="percentage" office:value="0.96671825182257187" table:style-name="ce49">
            <text:p>96,7%</text:p>
          </table:table-cell>
          <table:table-cell office:value-type="float" office:value="79920" table:style-name="ce48">
            <text:p>79.920</text:p>
          </table:table-cell>
          <table:table-cell office:value-type="percentage" office:value="0.9161565444666071" table:style-name="ce49">
            <text:p>91,6%</text:p>
          </table:table-cell>
          <table:table-cell office:value-type="float" office:value="112163" table:style-name="ce48">
            <text:p>112.163</text:p>
          </table:table-cell>
          <table:table-cell office:value-type="percentage" office:value="0.88044869027340589" table:style-name="ce49">
            <text:p>88,0%</text:p>
          </table:table-cell>
          <table:table-cell office:value-type="float" office:value="153640" table:style-name="ce48">
            <text:p>153.640</text:p>
          </table:table-cell>
          <table:table-cell office:value-type="percentage" office:value="0.86553845460486289" table:style-name="ce49">
            <text:p>86,6%</text:p>
          </table:table-cell>
          <table:table-cell office:value-type="float" office:value="173811" table:style-name="ce48">
            <text:p>173.811</text:p>
          </table:table-cell>
          <table:table-cell office:value-type="percentage" office:value="0.80236632305895494" table:style-name="ce49">
            <text:p>80,2%</text:p>
          </table:table-cell>
          <table:table-cell office:value-type="float" office:value="135433" table:style-name="ce48">
            <text:p>135.433</text:p>
          </table:table-cell>
          <table:table-cell office:value-type="percentage" office:value="0.73586094856205209" table:style-name="ce49">
            <text:p>73,6%</text:p>
          </table:table-cell>
          <table:table-cell office:value-type="float" office:value="104859" table:style-name="ce48">
            <text:p>104.859</text:p>
          </table:table-cell>
          <table:table-cell office:value-type="percentage" office:value="0.76420601546500699" table:style-name="ce49">
            <text:p>76,4%</text:p>
          </table:table-cell>
          <table:table-cell office:value-type="float" office:value="84216" table:style-name="ce48">
            <text:p>84.216</text:p>
          </table:table-cell>
          <table:table-cell office:value-type="percentage" office:value="0.84608583828966399" table:style-name="ce49">
            <text:p>84,6%</text:p>
          </table:table-cell>
          <table:table-cell office:value-type="float" office:value="895890" table:style-name="ce48">
            <text:p>895.89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08710499664417" table:style-name="ce49">
            <text:p>82,7%</text:p>
          </table:table-cell>
          <table:table-cell office:value-type="percentage" office:value="0.73447152138714111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7" table:style-name="ce48">
            <text:p>94.787</text:p>
          </table:table-cell>
          <table:table-cell office:value-type="percentage" office:value="0.94445108706482528" table:style-name="ce49">
            <text:p>94,4%</text:p>
          </table:table-cell>
          <table:table-cell office:value-type="float" office:value="156091" table:style-name="ce48">
            <text:p>156.091</text:p>
          </table:table-cell>
          <table:table-cell office:value-type="percentage" office:value="0.93218709315241932" table:style-name="ce49">
            <text:p>93,2%</text:p>
          </table:table-cell>
          <table:table-cell office:value-type="float" office:value="229221" table:style-name="ce48">
            <text:p>229.221</text:p>
          </table:table-cell>
          <table:table-cell office:value-type="percentage" office:value="0.91121623501818683" table:style-name="ce49">
            <text:p>91,1%</text:p>
          </table:table-cell>
          <table:table-cell office:value-type="float" office:value="325512" table:style-name="ce48">
            <text:p>325.512</text:p>
          </table:table-cell>
          <table:table-cell office:value-type="percentage" office:value="0.88395017474684112" table:style-name="ce49">
            <text:p>88,4%</text:p>
          </table:table-cell>
          <table:table-cell office:value-type="float" office:value="324643" table:style-name="ce48">
            <text:p>324.643</text:p>
          </table:table-cell>
          <table:table-cell office:value-type="percentage" office:value="0.8237474784638612" table:style-name="ce49">
            <text:p>82,4%</text:p>
          </table:table-cell>
          <table:table-cell office:value-type="float" office:value="238913" table:style-name="ce48">
            <text:p>238.913</text:p>
          </table:table-cell>
          <table:table-cell office:value-type="percentage" office:value="0.76363700289584546" table:style-name="ce49">
            <text:p>76,4%</text:p>
          </table:table-cell>
          <table:table-cell office:value-type="float" office:value="199553" table:style-name="ce48">
            <text:p>199.553</text:p>
          </table:table-cell>
          <table:table-cell office:value-type="percentage" office:value="0.78357174550694819" table:style-name="ce49">
            <text:p>78,4%</text:p>
          </table:table-cell>
          <table:table-cell office:value-type="float" office:value="170884" table:style-name="ce48">
            <text:p>170.884</text:p>
          </table:table-cell>
          <table:table-cell office:value-type="percentage" office:value="0.92738175996526739" table:style-name="ce49">
            <text:p>92,7%</text:p>
          </table:table-cell>
          <table:table-cell office:value-type="float" office:value="1739604" table:style-name="ce48">
            <text:p>1.739.60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46736116267763" table:style-name="ce49">
            <text:p>85,5%</text:p>
          </table:table-cell>
          <table:table-cell office:value-type="percentage" office:value="0.77509714311684041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9" table:style-name="ce48">
            <text:p>42.569</text:p>
          </table:table-cell>
          <table:table-cell office:value-type="percentage" office:value="1" table:style-name="ce49">
            <text:p>100,0%</text:p>
          </table:table-cell>
          <table:table-cell office:value-type="float" office:value="56197" table:style-name="ce48">
            <text:p>56.197</text:p>
          </table:table-cell>
          <table:table-cell office:value-type="percentage" office:value="1" table:style-name="ce49">
            <text:p>100,0%</text:p>
          </table:table-cell>
          <table:table-cell office:value-type="float" office:value="77255" table:style-name="ce48">
            <text:p>77.255</text:p>
          </table:table-cell>
          <table:table-cell office:value-type="percentage" office:value="0.97474040147873375" table:style-name="ce49">
            <text:p>97,5%</text:p>
          </table:table-cell>
          <table:table-cell office:value-type="float" office:value="85137" table:style-name="ce48">
            <text:p>85.137</text:p>
          </table:table-cell>
          <table:table-cell office:value-type="percentage" office:value="0.93587996042651422" table:style-name="ce49">
            <text:p>93,6%</text:p>
          </table:table-cell>
          <table:table-cell office:value-type="float" office:value="89433" table:style-name="ce48">
            <text:p>89.433</text:p>
          </table:table-cell>
          <table:table-cell office:value-type="percentage" office:value="0.91833528433245026" table:style-name="ce49">
            <text:p>91,8%</text:p>
          </table:table-cell>
          <table:table-cell office:value-type="float" office:value="56767" table:style-name="ce48">
            <text:p>56.767</text:p>
          </table:table-cell>
          <table:table-cell office:value-type="percentage" office:value="0.84527532088507695" table:style-name="ce49">
            <text:p>84,5%</text:p>
          </table:table-cell>
          <table:table-cell office:value-type="float" office:value="43358" table:style-name="ce48">
            <text:p>43.358</text:p>
          </table:table-cell>
          <table:table-cell office:value-type="percentage" office:value="0.85227920507931521" table:style-name="ce49">
            <text:p>85,2%</text:p>
          </table:table-cell>
          <table:table-cell office:value-type="float" office:value="42949" table:style-name="ce48">
            <text:p>42.949</text:p>
          </table:table-cell>
          <table:table-cell office:value-type="percentage" office:value="0.94845747852394935" table:style-name="ce49">
            <text:p>94,8%</text:p>
          </table:table-cell>
          <table:table-cell office:value-type="float" office:value="493665" table:style-name="ce48">
            <text:p>493.66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63553813403355" table:style-name="ce49">
            <text:p>93,7%</text:p>
          </table:table-cell>
          <table:table-cell office:value-type="percentage" office:value="0.84581644978626069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3" table:style-name="ce48">
            <text:p>229.993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8" table:style-name="ce48">
            <text:p>252.318</text:p>
          </table:table-cell>
          <table:table-cell office:value-type="percentage" office:value="1" table:style-name="ce49">
            <text:p>100,0%</text:p>
          </table:table-cell>
          <table:table-cell office:value-type="float" office:value="324568" table:style-name="ce48">
            <text:p>324.568</text:p>
          </table:table-cell>
          <table:table-cell office:value-type="percentage" office:value="0.99182564638510218" table:style-name="ce49">
            <text:p>99,2%</text:p>
          </table:table-cell>
          <table:table-cell office:value-type="float" office:value="357774" table:style-name="ce48">
            <text:p>357.774</text:p>
          </table:table-cell>
          <table:table-cell office:value-type="percentage" office:value="0.93853930845245181" table:style-name="ce49">
            <text:p>93,9%</text:p>
          </table:table-cell>
          <table:table-cell office:value-type="float" office:value="326033" table:style-name="ce48">
            <text:p>326.033</text:p>
          </table:table-cell>
          <table:table-cell office:value-type="percentage" office:value="0.905139338482296" table:style-name="ce49">
            <text:p>90,5%</text:p>
          </table:table-cell>
          <table:table-cell office:value-type="float" office:value="218736" table:style-name="ce48">
            <text:p>218.736</text:p>
          </table:table-cell>
          <table:table-cell office:value-type="percentage" office:value="0.84486021737954897" table:style-name="ce49">
            <text:p>84,5%</text:p>
          </table:table-cell>
          <table:table-cell office:value-type="float" office:value="180717" table:style-name="ce48">
            <text:p>180.717</text:p>
          </table:table-cell>
          <table:table-cell office:value-type="percentage" office:value="0.85332823367756006" table:style-name="ce49">
            <text:p>85,3%</text:p>
          </table:table-cell>
          <table:table-cell office:value-type="float" office:value="155226" table:style-name="ce48">
            <text:p>155.226</text:p>
          </table:table-cell>
          <table:table-cell office:value-type="percentage" office:value="0.92287660970998464" table:style-name="ce49">
            <text:p>92,3%</text:p>
          </table:table-cell>
          <table:table-cell office:value-type="float" office:value="2045365" table:style-name="ce48">
            <text:p>2.045.36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63199670004216" table:style-name="ce49">
            <text:p>94,2%</text:p>
          </table:table-cell>
          <table:table-cell office:value-type="percentage" office:value="0.85700285211608407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59" table:style-name="ce48">
            <text:p>461.059</text:p>
          </table:table-cell>
          <table:table-cell office:value-type="percentage" office:value="1" table:style-name="ce49">
            <text:p>100,0%</text:p>
          </table:table-cell>
          <table:table-cell office:value-type="float" office:value="622014" table:style-name="ce48">
            <text:p>622.014</text:p>
          </table:table-cell>
          <table:table-cell office:value-type="percentage" office:value="0.97841556872664126" table:style-name="ce49">
            <text:p>97,8%</text:p>
          </table:table-cell>
          <table:table-cell office:value-type="float" office:value="809819" table:style-name="ce48">
            <text:p>809.819</text:p>
          </table:table-cell>
          <table:table-cell office:value-type="percentage" office:value="0.94995213986420857" table:style-name="ce49">
            <text:p>95,0%</text:p>
          </table:table-cell>
          <table:table-cell office:value-type="float" office:value="1044612" table:style-name="ce48">
            <text:p>1.044.612</text:p>
          </table:table-cell>
          <table:table-cell office:value-type="percentage" office:value="0.95189634418047731" table:style-name="ce49">
            <text:p>95,2%</text:p>
          </table:table-cell>
          <table:table-cell office:value-type="float" office:value="1165976" table:style-name="ce48">
            <text:p>1.165.976</text:p>
          </table:table-cell>
          <table:table-cell office:value-type="percentage" office:value="0.91411099699732656" table:style-name="ce49">
            <text:p>91,4%</text:p>
          </table:table-cell>
          <table:table-cell office:value-type="float" office:value="832116" table:style-name="ce48">
            <text:p>832.116</text:p>
          </table:table-cell>
          <table:table-cell office:value-type="percentage" office:value="0.8608440889359712" table:style-name="ce49">
            <text:p>86,1%</text:p>
          </table:table-cell>
          <table:table-cell office:value-type="float" office:value="698641" table:style-name="ce48">
            <text:p>698.641</text:p>
          </table:table-cell>
          <table:table-cell office:value-type="percentage" office:value="0.84270169796960126" table:style-name="ce49">
            <text:p>84,3%</text:p>
          </table:table-cell>
          <table:table-cell office:value-type="float" office:value="604626" table:style-name="ce48">
            <text:p>604.626</text:p>
          </table:table-cell>
          <table:table-cell office:value-type="percentage" office:value="0.90059476021168872" table:style-name="ce49">
            <text:p>90,1%</text:p>
          </table:table-cell>
          <table:table-cell office:value-type="float" office:value="6238863" table:style-name="ce48">
            <text:p>6.238.86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85877004854022" table:style-name="ce49">
            <text:p>92,0%</text:p>
          </table:table-cell>
          <table:table-cell office:value-type="percentage" office:value="0.81327822195409272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52" table:style-name="ce48">
            <text:p>298.152</text:p>
          </table:table-cell>
          <table:table-cell office:value-type="percentage" office:value="1" table:style-name="ce49">
            <text:p>100,0%</text:p>
          </table:table-cell>
          <table:table-cell office:value-type="float" office:value="436379" table:style-name="ce48">
            <text:p>436.379</text:p>
          </table:table-cell>
          <table:table-cell office:value-type="percentage" office:value="0.99227561303936551" table:style-name="ce49">
            <text:p>99,2%</text:p>
          </table:table-cell>
          <table:table-cell office:value-type="float" office:value="574693" table:style-name="ce48">
            <text:p>574.693</text:p>
          </table:table-cell>
          <table:table-cell office:value-type="percentage" office:value="0.96240915028301566" table:style-name="ce49">
            <text:p>96,2%</text:p>
          </table:table-cell>
          <table:table-cell office:value-type="float" office:value="721674" table:style-name="ce48">
            <text:p>721.674</text:p>
          </table:table-cell>
          <table:table-cell office:value-type="percentage" office:value="0.94671098890719618" table:style-name="ce49">
            <text:p>94,7%</text:p>
          </table:table-cell>
          <table:table-cell office:value-type="float" office:value="765634" table:style-name="ce48">
            <text:p>765.634</text:p>
          </table:table-cell>
          <table:table-cell office:value-type="percentage" office:value="0.91068520785086171" table:style-name="ce49">
            <text:p>91,1%</text:p>
          </table:table-cell>
          <table:table-cell office:value-type="float" office:value="529556" table:style-name="ce48">
            <text:p>529.556</text:p>
          </table:table-cell>
          <table:table-cell office:value-type="percentage" office:value="0.8625800387997804" table:style-name="ce49">
            <text:p>86,3%</text:p>
          </table:table-cell>
          <table:table-cell office:value-type="float" office:value="446856" table:style-name="ce48">
            <text:p>446.856</text:p>
          </table:table-cell>
          <table:table-cell office:value-type="percentage" office:value="0.87144993983692587" table:style-name="ce49">
            <text:p>87,1%</text:p>
          </table:table-cell>
          <table:table-cell office:value-type="float" office:value="398730" table:style-name="ce48">
            <text:p>398.730</text:p>
          </table:table-cell>
          <table:table-cell office:value-type="percentage" office:value="0.9213460298681283" table:style-name="ce49">
            <text:p>92,1%</text:p>
          </table:table-cell>
          <table:table-cell office:value-type="float" office:value="4171674" table:style-name="ce48">
            <text:p>4.171.67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68429523782814" table:style-name="ce49">
            <text:p>92,9%</text:p>
          </table:table-cell>
          <table:table-cell office:value-type="percentage" office:value="0.8265577184273174" table:style-name="ce49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3" table:style-name="ce48">
            <text:p>78.423</text:p>
          </table:table-cell>
          <table:table-cell office:value-type="percentage" office:value="1" table:style-name="ce49">
            <text:p>100,0%</text:p>
          </table:table-cell>
          <table:table-cell office:value-type="float" office:value="96153" table:style-name="ce48">
            <text:p>96.153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2" table:style-name="ce48">
            <text:p>133.462</text:p>
          </table:table-cell>
          <table:table-cell office:value-type="percentage" office:value="1" table:style-name="ce49">
            <text:p>100,0%</text:p>
          </table:table-cell>
          <table:table-cell office:value-type="float" office:value="162334" table:style-name="ce48">
            <text:p>162.334</text:p>
          </table:table-cell>
          <table:table-cell office:value-type="percentage" office:value="0.96654421177353189" table:style-name="ce49">
            <text:p>96,7%</text:p>
          </table:table-cell>
          <table:table-cell office:value-type="float" office:value="147332" table:style-name="ce48">
            <text:p>147.332</text:p>
          </table:table-cell>
          <table:table-cell office:value-type="percentage" office:value="0.93522750355474304" table:style-name="ce49">
            <text:p>93,5%</text:p>
          </table:table-cell>
          <table:table-cell office:value-type="float" office:value="114776" table:style-name="ce48">
            <text:p>114.776</text:p>
          </table:table-cell>
          <table:table-cell office:value-type="percentage" office:value="0.88396666718011119" table:style-name="ce49">
            <text:p>88,4%</text:p>
          </table:table-cell>
          <table:table-cell office:value-type="float" office:value="95603" table:style-name="ce48">
            <text:p>95.603</text:p>
          </table:table-cell>
          <table:table-cell office:value-type="percentage" office:value="0.84975912395783337" table:style-name="ce49">
            <text:p>85,0%</text:p>
          </table:table-cell>
          <table:table-cell office:value-type="float" office:value="81073" table:style-name="ce48">
            <text:p>81.073</text:p>
          </table:table-cell>
          <table:table-cell office:value-type="percentage" office:value="0.94590999778319662" table:style-name="ce49">
            <text:p>94,6%</text:p>
          </table:table-cell>
          <table:table-cell office:value-type="float" office:value="909156" table:style-name="ce48">
            <text:p>909.15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11713987935443" table:style-name="ce49">
            <text:p>95,7%</text:p>
          </table:table-cell>
          <table:table-cell office:value-type="percentage" office:value="0.85931650218951061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4" table:style-name="ce48">
            <text:p>243.06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37" table:style-name="ce48">
            <text:p>292.337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1" table:style-name="ce48">
            <text:p>348.201</text:p>
          </table:table-cell>
          <table:table-cell office:value-type="percentage" office:value="0.98482602965217247" table:style-name="ce49">
            <text:p>98,5%</text:p>
          </table:table-cell>
          <table:table-cell office:value-type="float" office:value="393759" table:style-name="ce48">
            <text:p>393.759</text:p>
          </table:table-cell>
          <table:table-cell office:value-type="percentage" office:value="0.96226539589442817" table:style-name="ce49">
            <text:p>96,2%</text:p>
          </table:table-cell>
          <table:table-cell office:value-type="float" office:value="412451" table:style-name="ce48">
            <text:p>412.451</text:p>
          </table:table-cell>
          <table:table-cell office:value-type="percentage" office:value="0.93138333066116874" table:style-name="ce49">
            <text:p>93,1%</text:p>
          </table:table-cell>
          <table:table-cell office:value-type="float" office:value="268805" table:style-name="ce48">
            <text:p>268.805</text:p>
          </table:table-cell>
          <table:table-cell office:value-type="percentage" office:value="0.87105230753277729" table:style-name="ce49">
            <text:p>87,1%</text:p>
          </table:table-cell>
          <table:table-cell office:value-type="float" office:value="204562" table:style-name="ce48">
            <text:p>204.562</text:p>
          </table:table-cell>
          <table:table-cell office:value-type="percentage" office:value="0.88800236150059475" table:style-name="ce49">
            <text:p>88,8%</text:p>
          </table:table-cell>
          <table:table-cell office:value-type="float" office:value="176713" table:style-name="ce48">
            <text:p>176.713</text:p>
          </table:table-cell>
          <table:table-cell office:value-type="percentage" office:value="0.96383301335195048" table:style-name="ce49">
            <text:p>96,4%</text:p>
          </table:table-cell>
          <table:table-cell office:value-type="float" office:value="2339892" table:style-name="ce48">
            <text:p>2.339.89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67549275749996" table:style-name="ce49">
            <text:p>95,3%</text:p>
          </table:table-cell>
          <table:table-cell office:value-type="percentage" office:value="0.86763054734440881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4" table:style-name="ce48">
            <text:p>28.784</text:p>
          </table:table-cell>
          <table:table-cell office:value-type="percentage" office:value="1" table:style-name="ce49">
            <text:p>100,0%</text:p>
          </table:table-cell>
          <table:table-cell office:value-type="float" office:value="38508" table:style-name="ce48">
            <text:p>38.508</text:p>
          </table:table-cell>
          <table:table-cell office:value-type="percentage" office:value="0.99725488164914278" table:style-name="ce49">
            <text:p>99,7%</text:p>
          </table:table-cell>
          <table:table-cell office:value-type="float" office:value="45924" table:style-name="ce48">
            <text:p>45.924</text:p>
          </table:table-cell>
          <table:table-cell office:value-type="percentage" office:value="0.96682105263157891" table:style-name="ce49">
            <text:p>96,7%</text:p>
          </table:table-cell>
          <table:table-cell office:value-type="float" office:value="48466" table:style-name="ce48">
            <text:p>48.466</text:p>
          </table:table-cell>
          <table:table-cell office:value-type="percentage" office:value="0.93701183203155214" table:style-name="ce49">
            <text:p>93,7%</text:p>
          </table:table-cell>
          <table:table-cell office:value-type="float" office:value="32484" table:style-name="ce48">
            <text:p>32.484</text:p>
          </table:table-cell>
          <table:table-cell office:value-type="percentage" office:value="0.87709255859164059" table:style-name="ce49">
            <text:p>87,7%</text:p>
          </table:table-cell>
          <table:table-cell office:value-type="float" office:value="25760" table:style-name="ce48">
            <text:p>25.760</text:p>
          </table:table-cell>
          <table:table-cell office:value-type="percentage" office:value="0.85394152356958164" table:style-name="ce49">
            <text:p>85,4%</text:p>
          </table:table-cell>
          <table:table-cell office:value-type="float" office:value="25080" table:style-name="ce48">
            <text:p>25.080</text:p>
          </table:table-cell>
          <table:table-cell office:value-type="percentage" office:value="0.96517221473927262" table:style-name="ce49">
            <text:p>96,5%</text:p>
          </table:table-cell>
          <table:table-cell office:value-type="float" office:value="268479" table:style-name="ce48">
            <text:p>268.47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81538231981777" table:style-name="ce49">
            <text:p>95,4%</text:p>
          </table:table-cell>
          <table:table-cell office:value-type="percentage" office:value="0.84914414756338241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4" table:style-name="ce48">
            <text:p>72.634</text:p>
          </table:table-cell>
          <table:table-cell office:value-type="percentage" office:value="0.95987841945288754" table:style-name="ce49">
            <text:p>96,0%</text:p>
          </table:table-cell>
          <table:table-cell office:value-type="float" office:value="92537" table:style-name="ce48">
            <text:p>92.537</text:p>
          </table:table-cell>
          <table:table-cell office:value-type="percentage" office:value="0.94717394419537759" table:style-name="ce49">
            <text:p>94,7%</text:p>
          </table:table-cell>
          <table:table-cell office:value-type="float" office:value="96589" table:style-name="ce48">
            <text:p>96.589</text:p>
          </table:table-cell>
          <table:table-cell office:value-type="percentage" office:value="0.91360441909518264" table:style-name="ce49">
            <text:p>91,4%</text:p>
          </table:table-cell>
          <table:table-cell office:value-type="float" office:value="66004" table:style-name="ce48">
            <text:p>66.004</text:p>
          </table:table-cell>
          <table:table-cell office:value-type="percentage" office:value="0.86022234096625783" table:style-name="ce49">
            <text:p>86,0%</text:p>
          </table:table-cell>
          <table:table-cell office:value-type="float" office:value="59984" table:style-name="ce48">
            <text:p>59.984</text:p>
          </table:table-cell>
          <table:table-cell office:value-type="percentage" office:value="0.87183512107206185" table:style-name="ce49">
            <text:p>87,2%</text:p>
          </table:table-cell>
          <table:table-cell office:value-type="float" office:value="52885" table:style-name="ce48">
            <text:p>52.885</text:p>
          </table:table-cell>
          <table:table-cell office:value-type="percentage" office:value="0.9194033483423445" table:style-name="ce49">
            <text:p>91,9%</text:p>
          </table:table-cell>
          <table:table-cell office:value-type="float" office:value="539218" table:style-name="ce48">
            <text:p>539.21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40738468114736" table:style-name="ce49">
            <text:p>92,9%</text:p>
          </table:table-cell>
          <table:table-cell office:value-type="percentage" office:value="0.81991138197289148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70" table:style-name="ce48">
            <text:p>164.770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3" table:style-name="ce48">
            <text:p>214.413</text:p>
          </table:table-cell>
          <table:table-cell office:value-type="percentage" office:value="0.99097362801918976" table:style-name="ce49">
            <text:p>99,1%</text:p>
          </table:table-cell>
          <table:table-cell office:value-type="float" office:value="280240" table:style-name="ce48">
            <text:p>280.240</text:p>
          </table:table-cell>
          <table:table-cell office:value-type="percentage" office:value="0.98619454327269906" table:style-name="ce49">
            <text:p>98,6%</text:p>
          </table:table-cell>
          <table:table-cell office:value-type="float" office:value="327100" table:style-name="ce48">
            <text:p>327.100</text:p>
          </table:table-cell>
          <table:table-cell office:value-type="percentage" office:value="0.96927995922564281" table:style-name="ce49">
            <text:p>96,9%</text:p>
          </table:table-cell>
          <table:table-cell office:value-type="float" office:value="326452" table:style-name="ce48">
            <text:p>326.452</text:p>
          </table:table-cell>
          <table:table-cell office:value-type="percentage" office:value="0.93790797094787171" table:style-name="ce49">
            <text:p>93,8%</text:p>
          </table:table-cell>
          <table:table-cell office:value-type="float" office:value="212053" table:style-name="ce48">
            <text:p>212.053</text:p>
          </table:table-cell>
          <table:table-cell office:value-type="percentage" office:value="0.89234750773244687" table:style-name="ce49">
            <text:p>89,2%</text:p>
          </table:table-cell>
          <table:table-cell office:value-type="float" office:value="175380" table:style-name="ce48">
            <text:p>175.380</text:p>
          </table:table-cell>
          <table:table-cell office:value-type="percentage" office:value="0.88035539492508097" table:style-name="ce49">
            <text:p>88,0%</text:p>
          </table:table-cell>
          <table:table-cell office:value-type="float" office:value="159718" table:style-name="ce48">
            <text:p>159.718</text:p>
          </table:table-cell>
          <table:table-cell office:value-type="percentage" office:value="0.92420305872686137" table:style-name="ce49">
            <text:p>92,4%</text:p>
          </table:table-cell>
          <table:table-cell office:value-type="float" office:value="1860126" table:style-name="ce48">
            <text:p>1.860.12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34798412277077" table:style-name="ce49">
            <text:p>95,1%</text:p>
          </table:table-cell>
          <table:table-cell office:value-type="percentage" office:value="0.85096262056774574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6" table:style-name="ce48">
            <text:p>7.526</text:p>
          </table:table-cell>
          <table:table-cell office:value-type="percentage" office:value="0.94016239850093697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08" table:style-name="ce48">
            <text:p>9.308</text:p>
          </table:table-cell>
          <table:table-cell office:value-type="percentage" office:value="0.84989043097151207" table:style-name="ce49">
            <text:p>85,0%</text:p>
          </table:table-cell>
          <table:table-cell office:value-type="float" office:value="9708" table:style-name="ce48">
            <text:p>9.708</text:p>
          </table:table-cell>
          <table:table-cell office:value-type="percentage" office:value="0.83038234539389277" table:style-name="ce49">
            <text:p>83,0%</text:p>
          </table:table-cell>
          <table:table-cell office:value-type="float" office:value="8820" table:style-name="ce48">
            <text:p>8.820</text:p>
          </table:table-cell>
          <table:table-cell office:value-type="percentage" office:value="0.92066805845511479" table:style-name="ce49">
            <text:p>92,1%</text:p>
          </table:table-cell>
          <table:table-cell office:value-type="float" office:value="61772" table:style-name="ce48">
            <text:p>61.77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87211789177624" table:style-name="ce49">
            <text:p>90,5%</text:p>
          </table:table-cell>
          <table:table-cell office:value-type="percentage" office:value="0.73518840303729971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65" table:style-name="ce48">
            <text:p>9.665</text:p>
          </table:table-cell>
          <table:table-cell office:value-type="string" table:style-name="ce49">
            <text:p>-</text:p>
          </table:table-cell>
          <table:table-cell office:value-type="float" office:value="22653" table:style-name="ce48">
            <text:p>22.653</text:p>
          </table:table-cell>
          <table:table-cell office:value-type="string" table:style-name="ce49">
            <text:p>-</text:p>
          </table:table-cell>
          <table:table-cell office:value-type="float" office:value="32647" table:style-name="ce48">
            <text:p>32.647</text:p>
          </table:table-cell>
          <table:table-cell office:value-type="string" table:style-name="ce49">
            <text:p>-</text:p>
          </table:table-cell>
          <table:table-cell office:value-type="float" office:value="25071" table:style-name="ce48">
            <text:p>25.071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16" table:style-name="ce48">
            <text:p>95.01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1" table:style-name="ce51">
            <text:p>921</text:p>
          </table:table-cell>
          <table:table-cell office:value-type="string" table:style-name="ce52">
            <text:p>-</text:p>
          </table:table-cell>
          <table:table-cell office:value-type="float" office:value="1938" table:style-name="ce51">
            <text:p>1.938</text:p>
          </table:table-cell>
          <table:table-cell office:value-type="string" table:style-name="ce52">
            <text:p>-</text:p>
          </table:table-cell>
          <table:table-cell office:value-type="float" office:value="2401" table:style-name="ce51">
            <text:p>2.401</text:p>
          </table:table-cell>
          <table:table-cell office:value-type="string" table:style-name="ce52">
            <text:p>-</text:p>
          </table:table-cell>
          <table:table-cell office:value-type="float" office:value="2105" table:style-name="ce51">
            <text:p>2.105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39" table:style-name="ce51">
            <text:p>8.03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253" table:style-name="ce55">
            <text:p>2.951.253</text:p>
          </table:table-cell>
          <table:table-cell office:value-type="percentage" office:value="1" table:style-name="ce56">
            <text:p>100,0%</text:p>
          </table:table-cell>
          <table:table-cell office:value-type="float" office:value="3966951" table:style-name="ce55">
            <text:p>3.966.951</text:p>
          </table:table-cell>
          <table:table-cell office:value-type="percentage" office:value="0.9925245738559243" table:style-name="ce56">
            <text:p>99,3%</text:p>
          </table:table-cell>
          <table:table-cell office:value-type="float" office:value="5334590" table:style-name="ce55">
            <text:p>5.334.590</text:p>
          </table:table-cell>
          <table:table-cell office:value-type="percentage" office:value="0.9685764916498113" table:style-name="ce56">
            <text:p>96,9%</text:p>
          </table:table-cell>
          <table:table-cell office:value-type="float" office:value="6767760" table:style-name="ce55">
            <text:p>6.767.760</text:p>
          </table:table-cell>
          <table:table-cell office:value-type="percentage" office:value="0.94923302673851995" table:style-name="ce56">
            <text:p>94,9%</text:p>
          </table:table-cell>
          <table:table-cell office:value-type="float" office:value="7131401" table:style-name="ce55">
            <text:p>7.131.401</text:p>
          </table:table-cell>
          <table:table-cell office:value-type="percentage" office:value="0.91231625492144619" table:style-name="ce56">
            <text:p>91,2%</text:p>
          </table:table-cell>
          <table:table-cell office:value-type="float" office:value="5125067" table:style-name="ce55">
            <text:p>5.125.067</text:p>
          </table:table-cell>
          <table:table-cell office:value-type="percentage" office:value="0.86251257989707208" table:style-name="ce56">
            <text:p>86,3%</text:p>
          </table:table-cell>
          <table:table-cell office:value-type="float" office:value="4245106" table:style-name="ce55">
            <text:p>4.245.106</text:p>
          </table:table-cell>
          <table:table-cell office:value-type="percentage" office:value="0.86201959344962698" table:style-name="ce56">
            <text:p>86,2%</text:p>
          </table:table-cell>
          <table:table-cell office:value-type="float" office:value="3641881" table:style-name="ce55">
            <text:p>3.641.881</text:p>
          </table:table-cell>
          <table:table-cell office:value-type="percentage" office:value="0.91413547619179103" table:style-name="ce56">
            <text:p>91,4%</text:p>
          </table:table-cell>
          <table:table-cell office:value-type="float" office:value="39164009" table:style-name="ce55">
            <text:p>39.164.00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38635446842011" table:style-name="ce56">
            <text:p>92,8%</text:p>
          </table:table-cell>
          <table:table-cell office:value-type="percentage" office:value="0.82626762925571562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69" table:style-name="ce45">
            <text:p>430.569</text:p>
          </table:table-cell>
          <table:table-cell office:value-type="percentage" office:value="1" table:style-name="ce46">
            <text:p>100,0%</text:p>
          </table:table-cell>
          <table:table-cell office:value-type="float" office:value="652629" table:style-name="ce45">
            <text:p>652.629</text:p>
          </table:table-cell>
          <table:table-cell office:value-type="percentage" office:value="0.99741106456597128" table:style-name="ce46">
            <text:p>99,7%</text:p>
          </table:table-cell>
          <table:table-cell office:value-type="float" office:value="930535" table:style-name="ce45">
            <text:p>930.535</text:p>
          </table:table-cell>
          <table:table-cell office:value-type="percentage" office:value="0.97109876657876149" table:style-name="ce46">
            <text:p>97,1%</text:p>
          </table:table-cell>
          <table:table-cell office:value-type="float" office:value="1219375" table:style-name="ce45">
            <text:p>1.219.375</text:p>
          </table:table-cell>
          <table:table-cell office:value-type="percentage" office:value="0.94702044360359772" table:style-name="ce46">
            <text:p>94,7%</text:p>
          </table:table-cell>
          <table:table-cell office:value-type="float" office:value="1261728" table:style-name="ce45">
            <text:p>1.261.728</text:p>
          </table:table-cell>
          <table:table-cell office:value-type="percentage" office:value="0.91143190670473062" table:style-name="ce46">
            <text:p>91,1%</text:p>
          </table:table-cell>
          <table:table-cell office:value-type="float" office:value="944478" table:style-name="ce45">
            <text:p>944.478</text:p>
          </table:table-cell>
          <table:table-cell office:value-type="percentage" office:value="0.857234657229756" table:style-name="ce46">
            <text:p>85,7%</text:p>
          </table:table-cell>
          <table:table-cell office:value-type="float" office:value="784189" table:style-name="ce45">
            <text:p>784.189</text:p>
          </table:table-cell>
          <table:table-cell office:value-type="percentage" office:value="0.846753956324937" table:style-name="ce46">
            <text:p>84,7%</text:p>
          </table:table-cell>
          <table:table-cell office:value-type="float" office:value="693171" table:style-name="ce45">
            <text:p>693.171</text:p>
          </table:table-cell>
          <table:table-cell office:value-type="percentage" office:value="0.89690701640430304" table:style-name="ce46">
            <text:p>89,7%</text:p>
          </table:table-cell>
          <table:table-cell office:value-type="float" office:value="6916674" table:style-name="ce45">
            <text:p>6.916.67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2399299148043" table:style-name="ce46">
            <text:p>92,1%</text:p>
          </table:table-cell>
          <table:table-cell office:value-type="percentage" office:value="0.81351416930431208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1" table:style-name="ce48">
            <text:p>100.501</text:p>
          </table:table-cell>
          <table:table-cell office:value-type="percentage" office:value="1" table:style-name="ce49">
            <text:p>100,0%</text:p>
          </table:table-cell>
          <table:table-cell office:value-type="float" office:value="119179" table:style-name="ce48">
            <text:p>119.179</text:p>
          </table:table-cell>
          <table:table-cell office:value-type="percentage" office:value="0.99627168234064789" table:style-name="ce49">
            <text:p>99,6%</text:p>
          </table:table-cell>
          <table:table-cell office:value-type="float" office:value="154402" table:style-name="ce48">
            <text:p>154.402</text:p>
          </table:table-cell>
          <table:table-cell office:value-type="percentage" office:value="0.95717562457380201" table:style-name="ce49">
            <text:p>95,7%</text:p>
          </table:table-cell>
          <table:table-cell office:value-type="float" office:value="186732" table:style-name="ce48">
            <text:p>186.732</text:p>
          </table:table-cell>
          <table:table-cell office:value-type="percentage" office:value="0.92915360501567401" table:style-name="ce49">
            <text:p>92,9%</text:p>
          </table:table-cell>
          <table:table-cell office:value-type="float" office:value="189655" table:style-name="ce48">
            <text:p>189.655</text:p>
          </table:table-cell>
          <table:table-cell office:value-type="percentage" office:value="0.88774416416631952" table:style-name="ce49">
            <text:p>88,8%</text:p>
          </table:table-cell>
          <table:table-cell office:value-type="float" office:value="128352" table:style-name="ce48">
            <text:p>128.352</text:p>
          </table:table-cell>
          <table:table-cell office:value-type="percentage" office:value="0.81092760838524625" table:style-name="ce49">
            <text:p>81,1%</text:p>
          </table:table-cell>
          <table:table-cell office:value-type="float" office:value="106655" table:style-name="ce48">
            <text:p>106.655</text:p>
          </table:table-cell>
          <table:table-cell office:value-type="percentage" office:value="0.81541766693680329" table:style-name="ce49">
            <text:p>81,5%</text:p>
          </table:table-cell>
          <table:table-cell office:value-type="float" office:value="90422" table:style-name="ce48">
            <text:p>90.422</text:p>
          </table:table-cell>
          <table:table-cell office:value-type="percentage" office:value="0.84477330268972406" table:style-name="ce49">
            <text:p>84,5%</text:p>
          </table:table-cell>
          <table:table-cell office:value-type="float" office:value="1075898" table:style-name="ce48">
            <text:p>1.075.89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56596895262176" table:style-name="ce49">
            <text:p>90,5%</text:p>
          </table:table-cell>
          <table:table-cell office:value-type="percentage" office:value="0.80825732665330963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97" table:style-name="ce48">
            <text:p>88.397</text:p>
          </table:table-cell>
          <table:table-cell office:value-type="percentage" office:value="1" table:style-name="ce49">
            <text:p>100,0%</text:p>
          </table:table-cell>
          <table:table-cell office:value-type="float" office:value="114248" table:style-name="ce48">
            <text:p>114.248</text:p>
          </table:table-cell>
          <table:table-cell office:value-type="percentage" office:value="1" table:style-name="ce49">
            <text:p>100,0%</text:p>
          </table:table-cell>
          <table:table-cell office:value-type="float" office:value="148098" table:style-name="ce48">
            <text:p>148.098</text:p>
          </table:table-cell>
          <table:table-cell office:value-type="percentage" office:value="0.97439305217448513" table:style-name="ce49">
            <text:p>97,4%</text:p>
          </table:table-cell>
          <table:table-cell office:value-type="float" office:value="153218" table:style-name="ce48">
            <text:p>153.218</text:p>
          </table:table-cell>
          <table:table-cell office:value-type="percentage" office:value="0.94530580011475607" table:style-name="ce49">
            <text:p>94,5%</text:p>
          </table:table-cell>
          <table:table-cell office:value-type="float" office:value="151098" table:style-name="ce48">
            <text:p>151.098</text:p>
          </table:table-cell>
          <table:table-cell office:value-type="percentage" office:value="0.91066779170684664" table:style-name="ce49">
            <text:p>91,1%</text:p>
          </table:table-cell>
          <table:table-cell office:value-type="float" office:value="91063" table:style-name="ce48">
            <text:p>91.063</text:p>
          </table:table-cell>
          <table:table-cell office:value-type="percentage" office:value="0.83858699155546956" table:style-name="ce49">
            <text:p>83,9%</text:p>
          </table:table-cell>
          <table:table-cell office:value-type="float" office:value="66596" table:style-name="ce48">
            <text:p>66.596</text:p>
          </table:table-cell>
          <table:table-cell office:value-type="percentage" office:value="0.8404129123444638" table:style-name="ce49">
            <text:p>84,0%</text:p>
          </table:table-cell>
          <table:table-cell office:value-type="float" office:value="60780" table:style-name="ce48">
            <text:p>60.780</text:p>
          </table:table-cell>
          <table:table-cell office:value-type="percentage" office:value="0.93140860610518572" table:style-name="ce49">
            <text:p>93,1%</text:p>
          </table:table-cell>
          <table:table-cell office:value-type="float" office:value="873498" table:style-name="ce48">
            <text:p>873.49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79393452824289" table:style-name="ce49">
            <text:p>93,9%</text:p>
          </table:table-cell>
          <table:table-cell office:value-type="percentage" office:value="0.8623827487513439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54" table:style-name="ce48">
            <text:p>51.354</text:p>
          </table:table-cell>
          <table:table-cell office:value-type="percentage" office:value="0.95750750470792234" table:style-name="ce49">
            <text:p>95,8%</text:p>
          </table:table-cell>
          <table:table-cell office:value-type="float" office:value="79573" table:style-name="ce48">
            <text:p>79.573</text:p>
          </table:table-cell>
          <table:table-cell office:value-type="percentage" office:value="0.91217873764816471" table:style-name="ce49">
            <text:p>91,2%</text:p>
          </table:table-cell>
          <table:table-cell office:value-type="float" office:value="111654" table:style-name="ce48">
            <text:p>111.654</text:p>
          </table:table-cell>
          <table:table-cell office:value-type="percentage" office:value="0.87645318031602992" table:style-name="ce49">
            <text:p>87,6%</text:p>
          </table:table-cell>
          <table:table-cell office:value-type="float" office:value="152338" table:style-name="ce48">
            <text:p>152.338</text:p>
          </table:table-cell>
          <table:table-cell office:value-type="percentage" office:value="0.85820357392342883" table:style-name="ce49">
            <text:p>85,8%</text:p>
          </table:table-cell>
          <table:table-cell office:value-type="float" office:value="171823" table:style-name="ce48">
            <text:p>171.823</text:p>
          </table:table-cell>
          <table:table-cell office:value-type="percentage" office:value="0.79318908887791229" table:style-name="ce49">
            <text:p>79,3%</text:p>
          </table:table-cell>
          <table:table-cell office:value-type="float" office:value="132491" table:style-name="ce48">
            <text:p>132.491</text:p>
          </table:table-cell>
          <table:table-cell office:value-type="percentage" office:value="0.71987590126435097" table:style-name="ce49">
            <text:p>72,0%</text:p>
          </table:table-cell>
          <table:table-cell office:value-type="float" office:value="101966" table:style-name="ce48">
            <text:p>101.966</text:p>
          </table:table-cell>
          <table:table-cell office:value-type="percentage" office:value="0.74312200738997036" table:style-name="ce49">
            <text:p>74,3%</text:p>
          </table:table-cell>
          <table:table-cell office:value-type="float" office:value="79933" table:style-name="ce48">
            <text:p>79.933</text:p>
          </table:table-cell>
          <table:table-cell office:value-type="percentage" office:value="0.8030561806783475" table:style-name="ce49">
            <text:p>80,3%</text:p>
          </table:table-cell>
          <table:table-cell office:value-type="float" office:value="881132" table:style-name="ce48">
            <text:p>881.13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46249539553184" table:style-name="ce49">
            <text:p>81,3%</text:p>
          </table:table-cell>
          <table:table-cell office:value-type="percentage" office:value="0.72237256871144273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81" table:style-name="ce48">
            <text:p>92.581</text:p>
          </table:table-cell>
          <table:table-cell office:value-type="percentage" office:value="0.92247065622446744" table:style-name="ce49">
            <text:p>92,2%</text:p>
          </table:table-cell>
          <table:table-cell office:value-type="float" office:value="151389" table:style-name="ce48">
            <text:p>151.389</text:p>
          </table:table-cell>
          <table:table-cell office:value-type="percentage" office:value="0.90410639848070418" table:style-name="ce49">
            <text:p>90,4%</text:p>
          </table:table-cell>
          <table:table-cell office:value-type="float" office:value="223407" table:style-name="ce48">
            <text:p>223.407</text:p>
          </table:table-cell>
          <table:table-cell office:value-type="percentage" office:value="0.88810399316252908" table:style-name="ce49">
            <text:p>88,8%</text:p>
          </table:table-cell>
          <table:table-cell office:value-type="float" office:value="322161" table:style-name="ce48">
            <text:p>322.161</text:p>
          </table:table-cell>
          <table:table-cell office:value-type="percentage" office:value="0.87485030427946464" table:style-name="ce49">
            <text:p>87,5%</text:p>
          </table:table-cell>
          <table:table-cell office:value-type="float" office:value="319753" table:style-name="ce48">
            <text:p>319.753</text:p>
          </table:table-cell>
          <table:table-cell office:value-type="percentage" office:value="0.81133961761459505" table:style-name="ce49">
            <text:p>81,1%</text:p>
          </table:table-cell>
          <table:table-cell office:value-type="float" office:value="231116" table:style-name="ce48">
            <text:p>231.116</text:p>
          </table:table-cell>
          <table:table-cell office:value-type="percentage" office:value="0.73871547199723842" table:style-name="ce49">
            <text:p>73,9%</text:p>
          </table:table-cell>
          <table:table-cell office:value-type="float" office:value="188335" table:style-name="ce48">
            <text:p>188.335</text:p>
          </table:table-cell>
          <table:table-cell office:value-type="percentage" office:value="0.73952275681172963" table:style-name="ce49">
            <text:p>74,0%</text:p>
          </table:table-cell>
          <table:table-cell office:value-type="float" office:value="156022" table:style-name="ce48">
            <text:p>156.022</text:p>
          </table:table-cell>
          <table:table-cell office:value-type="percentage" office:value="0.84672618240034736" table:style-name="ce49">
            <text:p>84,7%</text:p>
          </table:table-cell>
          <table:table-cell office:value-type="float" office:value="1684764" table:style-name="ce48">
            <text:p>1.684.76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49925227918386" table:style-name="ce49">
            <text:p>82,8%</text:p>
          </table:table-cell>
          <table:table-cell office:value-type="percentage" office:value="0.75066265841312185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9" table:style-name="ce48">
            <text:p>42.239</text:p>
          </table:table-cell>
          <table:table-cell office:value-type="percentage" office:value="1" table:style-name="ce49">
            <text:p>100,0%</text:p>
          </table:table-cell>
          <table:table-cell office:value-type="float" office:value="56051" table:style-name="ce48">
            <text:p>56.051</text:p>
          </table:table-cell>
          <table:table-cell office:value-type="percentage" office:value="1" table:style-name="ce49">
            <text:p>100,0%</text:p>
          </table:table-cell>
          <table:table-cell office:value-type="float" office:value="76985" table:style-name="ce48">
            <text:p>76.985</text:p>
          </table:table-cell>
          <table:table-cell office:value-type="percentage" office:value="0.971333762317524" table:style-name="ce49">
            <text:p>97,1%</text:p>
          </table:table-cell>
          <table:table-cell office:value-type="float" office:value="84829" table:style-name="ce48">
            <text:p>84.829</text:p>
          </table:table-cell>
          <table:table-cell office:value-type="percentage" office:value="0.93249422886665934" table:style-name="ce49">
            <text:p>93,2%</text:p>
          </table:table-cell>
          <table:table-cell office:value-type="float" office:value="88898" table:style-name="ce48">
            <text:p>88.898</text:p>
          </table:table-cell>
          <table:table-cell office:value-type="percentage" office:value="0.91284168155587042" table:style-name="ce49">
            <text:p>91,3%</text:p>
          </table:table-cell>
          <table:table-cell office:value-type="float" office:value="56148" table:style-name="ce48">
            <text:p>56.148</text:p>
          </table:table-cell>
          <table:table-cell office:value-type="percentage" office:value="0.83605825069239703" table:style-name="ce49">
            <text:p>83,6%</text:p>
          </table:table-cell>
          <table:table-cell office:value-type="float" office:value="42616" table:style-name="ce48">
            <text:p>42.616</text:p>
          </table:table-cell>
          <table:table-cell office:value-type="percentage" office:value="0.83769386511509047" table:style-name="ce49">
            <text:p>83,8%</text:p>
          </table:table-cell>
          <table:table-cell office:value-type="float" office:value="41526" table:style-name="ce48">
            <text:p>41.526</text:p>
          </table:table-cell>
          <table:table-cell office:value-type="percentage" office:value="0.91703288209703415" table:style-name="ce49">
            <text:p>91,7%</text:p>
          </table:table-cell>
          <table:table-cell office:value-type="float" office:value="489292" table:style-name="ce48">
            <text:p>489.292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33860153074965" table:style-name="ce49">
            <text:p>92,8%</text:p>
          </table:table-cell>
          <table:table-cell office:value-type="percentage" office:value="0.83832400990311062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22" table:style-name="ce48">
            <text:p>228.022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0" table:style-name="ce48">
            <text:p>250.550</text:p>
          </table:table-cell>
          <table:table-cell office:value-type="percentage" office:value="1" table:style-name="ce49">
            <text:p>100,0%</text:p>
          </table:table-cell>
          <table:table-cell office:value-type="float" office:value="322569" table:style-name="ce48">
            <text:p>322.569</text:p>
          </table:table-cell>
          <table:table-cell office:value-type="percentage" office:value="0.9857170359641001" table:style-name="ce49">
            <text:p>98,6%</text:p>
          </table:table-cell>
          <table:table-cell office:value-type="float" office:value="353455" table:style-name="ce48">
            <text:p>353.455</text:p>
          </table:table-cell>
          <table:table-cell office:value-type="percentage" office:value="0.92720938712444545" table:style-name="ce49">
            <text:p>92,7%</text:p>
          </table:table-cell>
          <table:table-cell office:value-type="float" office:value="321725" table:style-name="ce48">
            <text:p>321.725</text:p>
          </table:table-cell>
          <table:table-cell office:value-type="percentage" office:value="0.89317938267971864" table:style-name="ce49">
            <text:p>89,3%</text:p>
          </table:table-cell>
          <table:table-cell office:value-type="float" office:value="213997" table:style-name="ce48">
            <text:p>213.997</text:p>
          </table:table-cell>
          <table:table-cell office:value-type="percentage" office:value="0.8265559941599524" table:style-name="ce49">
            <text:p>82,7%</text:p>
          </table:table-cell>
          <table:table-cell office:value-type="float" office:value="174959" table:style-name="ce48">
            <text:p>174.959</text:p>
          </table:table-cell>
          <table:table-cell office:value-type="percentage" office:value="0.82613951336062597" table:style-name="ce49">
            <text:p>82,6%</text:p>
          </table:table-cell>
          <table:table-cell office:value-type="float" office:value="145242" table:style-name="ce48">
            <text:p>145.242</text:p>
          </table:table-cell>
          <table:table-cell office:value-type="percentage" office:value="0.86351799664680917" table:style-name="ce49">
            <text:p>86,4%</text:p>
          </table:table-cell>
          <table:table-cell office:value-type="float" office:value="2010519" table:style-name="ce48">
            <text:p>2.010.51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58981911461879" table:style-name="ce49">
            <text:p>92,6%</text:p>
          </table:table-cell>
          <table:table-cell office:value-type="percentage" office:value="0.84240246471098179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09" table:style-name="ce48">
            <text:p>455.309</text:p>
          </table:table-cell>
          <table:table-cell office:value-type="percentage" office:value="1" table:style-name="ce49">
            <text:p>100,0%</text:p>
          </table:table-cell>
          <table:table-cell office:value-type="float" office:value="617972" table:style-name="ce48">
            <text:p>617.972</text:p>
          </table:table-cell>
          <table:table-cell office:value-type="percentage" office:value="0.97205758365107531" table:style-name="ce49">
            <text:p>97,2%</text:p>
          </table:table-cell>
          <table:table-cell office:value-type="float" office:value="798186" table:style-name="ce48">
            <text:p>798.186</text:p>
          </table:table-cell>
          <table:table-cell office:value-type="percentage" office:value="0.9363061359509387" table:style-name="ce49">
            <text:p>93,6%</text:p>
          </table:table-cell>
          <table:table-cell office:value-type="float" office:value="1034976" table:style-name="ce48">
            <text:p>1.034.976</text:p>
          </table:table-cell>
          <table:table-cell office:value-type="percentage" office:value="0.94311559767122499" table:style-name="ce49">
            <text:p>94,3%</text:p>
          </table:table-cell>
          <table:table-cell office:value-type="float" office:value="1148554" table:style-name="ce48">
            <text:p>1.148.554</text:p>
          </table:table-cell>
          <table:table-cell office:value-type="percentage" office:value="0.90045236097935755" table:style-name="ce49">
            <text:p>90,0%</text:p>
          </table:table-cell>
          <table:table-cell office:value-type="float" office:value="808134" table:style-name="ce48">
            <text:p>808.134</text:p>
          </table:table-cell>
          <table:table-cell office:value-type="percentage" office:value="0.83603413102041324" table:style-name="ce49">
            <text:p>83,6%</text:p>
          </table:table-cell>
          <table:table-cell office:value-type="float" office:value="672047" table:style-name="ce48">
            <text:p>672.047</text:p>
          </table:table-cell>
          <table:table-cell office:value-type="percentage" office:value="0.81062398000600688" table:style-name="ce49">
            <text:p>81,1%</text:p>
          </table:table-cell>
          <table:table-cell office:value-type="float" office:value="568380" table:style-name="ce48">
            <text:p>568.380</text:p>
          </table:table-cell>
          <table:table-cell office:value-type="percentage" office:value="0.84660608344517052" table:style-name="ce49">
            <text:p>84,7%</text:p>
          </table:table-cell>
          <table:table-cell office:value-type="float" office:value="6103558" table:style-name="ce48">
            <text:p>6.103.55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990938329627179" table:style-name="ce49">
            <text:p>90,0%</text:p>
          </table:table-cell>
          <table:table-cell office:value-type="percentage" office:value="0.79564029500786904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720" table:style-name="ce48">
            <text:p>293.720</text:p>
          </table:table-cell>
          <table:table-cell office:value-type="percentage" office:value="1" table:style-name="ce49">
            <text:p>100,0%</text:p>
          </table:table-cell>
          <table:table-cell office:value-type="float" office:value="433404" table:style-name="ce48">
            <text:p>433.404</text:p>
          </table:table-cell>
          <table:table-cell office:value-type="percentage" office:value="0.98551080550098236" table:style-name="ce49">
            <text:p>98,6%</text:p>
          </table:table-cell>
          <table:table-cell office:value-type="float" office:value="570335" table:style-name="ce48">
            <text:p>570.335</text:p>
          </table:table-cell>
          <table:table-cell office:value-type="percentage" office:value="0.9551110292393743" table:style-name="ce49">
            <text:p>95,5%</text:p>
          </table:table-cell>
          <table:table-cell office:value-type="float" office:value="715577" table:style-name="ce48">
            <text:p>715.577</text:p>
          </table:table-cell>
          <table:table-cell office:value-type="percentage" office:value="0.9387127834856801" table:style-name="ce49">
            <text:p>93,9%</text:p>
          </table:table-cell>
          <table:table-cell office:value-type="float" office:value="756928" table:style-name="ce48">
            <text:p>756.928</text:p>
          </table:table-cell>
          <table:table-cell office:value-type="percentage" office:value="0.90032983515379028" table:style-name="ce49">
            <text:p>90,0%</text:p>
          </table:table-cell>
          <table:table-cell office:value-type="float" office:value="517524" table:style-name="ce48">
            <text:p>517.524</text:p>
          </table:table-cell>
          <table:table-cell office:value-type="percentage" office:value="0.84298142594894132" table:style-name="ce49">
            <text:p>84,3%</text:p>
          </table:table-cell>
          <table:table-cell office:value-type="float" office:value="433023" table:style-name="ce48">
            <text:p>433.023</text:p>
          </table:table-cell>
          <table:table-cell office:value-type="percentage" office:value="0.8444730904318285" table:style-name="ce49">
            <text:p>84,4%</text:p>
          </table:table-cell>
          <table:table-cell office:value-type="float" office:value="382298" table:style-name="ce48">
            <text:p>382.298</text:p>
          </table:table-cell>
          <table:table-cell office:value-type="percentage" office:value="0.88337658196405011" table:style-name="ce49">
            <text:p>88,3%</text:p>
          </table:table-cell>
          <table:table-cell office:value-type="float" office:value="4102809" table:style-name="ce48">
            <text:p>4.102.80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35379626030655" table:style-name="ce49">
            <text:p>91,3%</text:p>
          </table:table-cell>
          <table:table-cell office:value-type="percentage" office:value="0.81291310063611477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3" table:style-name="ce48">
            <text:p>77.643</text:p>
          </table:table-cell>
          <table:table-cell office:value-type="percentage" office:value="1" table:style-name="ce49">
            <text:p>100,0%</text:p>
          </table:table-cell>
          <table:table-cell office:value-type="float" office:value="95726" table:style-name="ce48">
            <text:p>95.726</text:p>
          </table:table-cell>
          <table:table-cell office:value-type="percentage" office:value="1" table:style-name="ce49">
            <text:p>100,0%</text:p>
          </table:table-cell>
          <table:table-cell office:value-type="float" office:value="132493" table:style-name="ce48">
            <text:p>132.493</text:p>
          </table:table-cell>
          <table:table-cell office:value-type="percentage" office:value="1.0138347935876344" table:style-name="ce49">
            <text:p>101,4%</text:p>
          </table:table-cell>
          <table:table-cell office:value-type="float" office:value="161355" table:style-name="ce48">
            <text:p>161.355</text:p>
          </table:table-cell>
          <table:table-cell office:value-type="percentage" office:value="0.9607152000857383" table:style-name="ce49">
            <text:p>96,1%</text:p>
          </table:table-cell>
          <table:table-cell office:value-type="float" office:value="145750" table:style-name="ce48">
            <text:p>145.750</text:p>
          </table:table-cell>
          <table:table-cell office:value-type="percentage" office:value="0.92518535445866346" table:style-name="ce49">
            <text:p>92,5%</text:p>
          </table:table-cell>
          <table:table-cell office:value-type="float" office:value="112658" table:style-name="ce48">
            <text:p>112.658</text:p>
          </table:table-cell>
          <table:table-cell office:value-type="percentage" office:value="0.86765453397205838" table:style-name="ce49">
            <text:p>86,8%</text:p>
          </table:table-cell>
          <table:table-cell office:value-type="float" office:value="92912" table:style-name="ce48">
            <text:p>92.912</text:p>
          </table:table-cell>
          <table:table-cell office:value-type="percentage" office:value="0.82584039962313116" table:style-name="ce49">
            <text:p>82,6%</text:p>
          </table:table-cell>
          <table:table-cell office:value-type="float" office:value="78205" table:style-name="ce48">
            <text:p>78.205</text:p>
          </table:table-cell>
          <table:table-cell office:value-type="percentage" office:value="0.91244793428928117" table:style-name="ce49">
            <text:p>91,2%</text:p>
          </table:table-cell>
          <table:table-cell office:value-type="float" office:value="896742" table:style-name="ce48">
            <text:p>896.74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04825821937277" table:style-name="ce49">
            <text:p>94,4%</text:p>
          </table:table-cell>
          <table:table-cell office:value-type="percentage" office:value="0.84758303174199601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71" table:style-name="ce48">
            <text:p>241.571</text:p>
          </table:table-cell>
          <table:table-cell office:value-type="percentage" office:value="1" table:style-name="ce49">
            <text:p>100,0%</text:p>
          </table:table-cell>
          <table:table-cell office:value-type="float" office:value="291191" table:style-name="ce48">
            <text:p>291.191</text:p>
          </table:table-cell>
          <table:table-cell office:value-type="percentage" office:value="0.99726702033295778" table:style-name="ce49">
            <text:p>99,7%</text:p>
          </table:table-cell>
          <table:table-cell office:value-type="float" office:value="347442" table:style-name="ce48">
            <text:p>347.442</text:p>
          </table:table-cell>
          <table:table-cell office:value-type="percentage" office:value="0.98267933002607721" table:style-name="ce49">
            <text:p>98,3%</text:p>
          </table:table-cell>
          <table:table-cell office:value-type="float" office:value="392097" table:style-name="ce48">
            <text:p>392.097</text:p>
          </table:table-cell>
          <table:table-cell office:value-type="percentage" office:value="0.95820381231671559" table:style-name="ce49">
            <text:p>95,8%</text:p>
          </table:table-cell>
          <table:table-cell office:value-type="float" office:value="410110" table:style-name="ce48">
            <text:p>410.110</text:p>
          </table:table-cell>
          <table:table-cell office:value-type="percentage" office:value="0.92609696118436358" table:style-name="ce49">
            <text:p>92,6%</text:p>
          </table:table-cell>
          <table:table-cell office:value-type="float" office:value="265885" table:style-name="ce48">
            <text:p>265.885</text:p>
          </table:table-cell>
          <table:table-cell office:value-type="percentage" office:value="0.86159015936590644" table:style-name="ce49">
            <text:p>86,2%</text:p>
          </table:table-cell>
          <table:table-cell office:value-type="float" office:value="200769" table:style-name="ce48">
            <text:p>200.769</text:p>
          </table:table-cell>
          <table:table-cell office:value-type="percentage" office:value="0.87153697224368598" table:style-name="ce49">
            <text:p>87,2%</text:p>
          </table:table-cell>
          <table:table-cell office:value-type="float" office:value="173605" table:style-name="ce48">
            <text:p>173.605</text:p>
          </table:table-cell>
          <table:table-cell office:value-type="percentage" office:value="0.94688127236233532" table:style-name="ce49">
            <text:p>94,7%</text:p>
          </table:table-cell>
          <table:table-cell office:value-type="float" office:value="2322670" table:style-name="ce48">
            <text:p>2.322.67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66364035735939" table:style-name="ce49">
            <text:p>94,6%</text:p>
          </table:table-cell>
          <table:table-cell office:value-type="percentage" office:value="0.86124464009468737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76" table:style-name="ce48">
            <text:p>38.076</text:p>
          </table:table-cell>
          <table:table-cell office:value-type="percentage" office:value="0.98606722950225312" table:style-name="ce49">
            <text:p>98,6%</text:p>
          </table:table-cell>
          <table:table-cell office:value-type="float" office:value="45288" table:style-name="ce48">
            <text:p>45.288</text:p>
          </table:table-cell>
          <table:table-cell office:value-type="percentage" office:value="0.95343157894736841" table:style-name="ce49">
            <text:p>95,3%</text:p>
          </table:table-cell>
          <table:table-cell office:value-type="float" office:value="47619" table:style-name="ce48">
            <text:p>47.619</text:p>
          </table:table-cell>
          <table:table-cell office:value-type="percentage" office:value="0.9206364550305467" table:style-name="ce49">
            <text:p>92,1%</text:p>
          </table:table-cell>
          <table:table-cell office:value-type="float" office:value="31651" table:style-name="ce48">
            <text:p>31.651</text:p>
          </table:table-cell>
          <table:table-cell office:value-type="percentage" office:value="0.85460092882600713" table:style-name="ce49">
            <text:p>85,5%</text:p>
          </table:table-cell>
          <table:table-cell office:value-type="float" office:value="24648" table:style-name="ce48">
            <text:p>24.648</text:p>
          </table:table-cell>
          <table:table-cell office:value-type="percentage" office:value="0.81707883047139163" table:style-name="ce49">
            <text:p>81,7%</text:p>
          </table:table-cell>
          <table:table-cell office:value-type="float" office:value="22844" table:style-name="ce48">
            <text:p>22.844</text:p>
          </table:table-cell>
          <table:table-cell office:value-type="percentage" office:value="0.87912257071387334" table:style-name="ce49">
            <text:p>87,9%</text:p>
          </table:table-cell>
          <table:table-cell office:value-type="float" office:value="262041" table:style-name="ce48">
            <text:p>262.04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094333857943223" table:style-name="ce49">
            <text:p>93,1%</text:p>
          </table:table-cell>
          <table:table-cell office:value-type="percentage" office:value="0.82878207074540766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3" table:style-name="ce48">
            <text:p>42.293</text:p>
          </table:table-cell>
          <table:table-cell office:value-type="percentage" office:value="1" table:style-name="ce49">
            <text:p>100,0%</text:p>
          </table:table-cell>
          <table:table-cell office:value-type="float" office:value="55885" table:style-name="ce48">
            <text:p>55.885</text:p>
          </table:table-cell>
          <table:table-cell office:value-type="percentage" office:value="0.986670197740113" table:style-name="ce49">
            <text:p>98,7%</text:p>
          </table:table-cell>
          <table:table-cell office:value-type="float" office:value="72259" table:style-name="ce48">
            <text:p>72.259</text:p>
          </table:table-cell>
          <table:table-cell office:value-type="percentage" office:value="0.95492269063036872" table:style-name="ce49">
            <text:p>95,5%</text:p>
          </table:table-cell>
          <table:table-cell office:value-type="float" office:value="92167" table:style-name="ce48">
            <text:p>92.167</text:p>
          </table:table-cell>
          <table:table-cell office:value-type="percentage" office:value="0.94338676329095783" table:style-name="ce49">
            <text:p>94,3%</text:p>
          </table:table-cell>
          <table:table-cell office:value-type="float" office:value="95908" table:style-name="ce48">
            <text:p>95.908</text:p>
          </table:table-cell>
          <table:table-cell office:value-type="percentage" office:value="0.90716305818033915" table:style-name="ce49">
            <text:p>90,7%</text:p>
          </table:table-cell>
          <table:table-cell office:value-type="float" office:value="65171" table:style-name="ce48">
            <text:p>65.171</text:p>
          </table:table-cell>
          <table:table-cell office:value-type="percentage" office:value="0.84936595029258821" table:style-name="ce49">
            <text:p>84,9%</text:p>
          </table:table-cell>
          <table:table-cell office:value-type="float" office:value="58687" table:style-name="ce48">
            <text:p>58.687</text:p>
          </table:table-cell>
          <table:table-cell office:value-type="percentage" office:value="0.85298392488590447" table:style-name="ce49">
            <text:p>85,3%</text:p>
          </table:table-cell>
          <table:table-cell office:value-type="float" office:value="51687" table:style-name="ce48">
            <text:p>51.687</text:p>
          </table:table-cell>
          <table:table-cell office:value-type="percentage" office:value="0.89857617218059493" table:style-name="ce49">
            <text:p>89,9%</text:p>
          </table:table-cell>
          <table:table-cell office:value-type="float" office:value="534057" table:style-name="ce48">
            <text:p>534.05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51177750123236" table:style-name="ce49">
            <text:p>92,1%</text:p>
          </table:table-cell>
          <table:table-cell office:value-type="percentage" office:value="0.81206379038217669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29" table:style-name="ce48">
            <text:p>162.629</text:p>
          </table:table-cell>
          <table:table-cell office:value-type="percentage" office:value="1.0194513746975415" table:style-name="ce49">
            <text:p>101,9%</text:p>
          </table:table-cell>
          <table:table-cell office:value-type="float" office:value="213057" table:style-name="ce48">
            <text:p>213.057</text:p>
          </table:table-cell>
          <table:table-cell office:value-type="percentage" office:value="0.9847064695931893" table:style-name="ce49">
            <text:p>98,5%</text:p>
          </table:table-cell>
          <table:table-cell office:value-type="float" office:value="275179" table:style-name="ce48">
            <text:p>275.179</text:p>
          </table:table-cell>
          <table:table-cell office:value-type="percentage" office:value="0.96838434278917385" table:style-name="ce49">
            <text:p>96,8%</text:p>
          </table:table-cell>
          <table:table-cell office:value-type="float" office:value="323933" table:style-name="ce48">
            <text:p>323.933</text:p>
          </table:table-cell>
          <table:table-cell office:value-type="percentage" office:value="0.95989533791452197" table:style-name="ce49">
            <text:p>96,0%</text:p>
          </table:table-cell>
          <table:table-cell office:value-type="float" office:value="322232" table:style-name="ce48">
            <text:p>322.232</text:p>
          </table:table-cell>
          <table:table-cell office:value-type="percentage" office:value="0.92578376390548867" table:style-name="ce49">
            <text:p>92,6%</text:p>
          </table:table-cell>
          <table:table-cell office:value-type="float" office:value="207208" table:style-name="ce48">
            <text:p>207.208</text:p>
          </table:table-cell>
          <table:table-cell office:value-type="percentage" office:value="0.87195909693437412" table:style-name="ce49">
            <text:p>87,2%</text:p>
          </table:table-cell>
          <table:table-cell office:value-type="float" office:value="170874" table:style-name="ce48">
            <text:p>170.874</text:p>
          </table:table-cell>
          <table:table-cell office:value-type="percentage" office:value="0.85773661621865827" table:style-name="ce49">
            <text:p>85,8%</text:p>
          </table:table-cell>
          <table:table-cell office:value-type="float" office:value="154650" table:style-name="ce48">
            <text:p>154.650</text:p>
          </table:table-cell>
          <table:table-cell office:value-type="percentage" office:value="0.89487724008633407" table:style-name="ce49">
            <text:p>89,5%</text:p>
          </table:table-cell>
          <table:table-cell office:value-type="float" office:value="1829762" table:style-name="ce48">
            <text:p>1.829.76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81853601554377" table:style-name="ce49">
            <text:p>93,6%</text:p>
          </table:table-cell>
          <table:table-cell office:value-type="percentage" office:value="0.83707182552971127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79" table:style-name="ce48">
            <text:p>7.379</text:p>
          </table:table-cell>
          <table:table-cell office:value-type="percentage" office:value="0.92179887570268582" table:style-name="ce49">
            <text:p>92,2%</text:p>
          </table:table-cell>
          <table:table-cell office:value-type="float" office:value="10001" table:style-name="ce48">
            <text:p>10.001</text:p>
          </table:table-cell>
          <table:table-cell office:value-type="percentage" office:value="0.92593278400148138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65" table:style-name="ce48">
            <text:p>8.965</text:p>
          </table:table-cell>
          <table:table-cell office:value-type="percentage" office:value="0.81857195032870711" table:style-name="ce49">
            <text:p>81,9%</text:p>
          </table:table-cell>
          <table:table-cell office:value-type="float" office:value="8961" table:style-name="ce48">
            <text:p>8.961</text:p>
          </table:table-cell>
          <table:table-cell office:value-type="percentage" office:value="0.76648704131383116" table:style-name="ce49">
            <text:p>76,6%</text:p>
          </table:table-cell>
          <table:table-cell office:value-type="float" office:value="8201" table:style-name="ce48">
            <text:p>8.201</text:p>
          </table:table-cell>
          <table:table-cell office:value-type="percentage" office:value="0.85605427974947812" table:style-name="ce49">
            <text:p>85,6%</text:p>
          </table:table-cell>
          <table:table-cell office:value-type="float" office:value="59413" table:style-name="ce48">
            <text:p>59.41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31611636832396" table:style-name="ce49">
            <text:p>87,0%</text:p>
          </table:table-cell>
          <table:table-cell office:value-type="percentage" office:value="0.70711242293684984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0" table:style-name="ce48">
            <text:p>3.570</text:p>
          </table:table-cell>
          <table:table-cell office:value-type="string" table:style-name="ce49">
            <text:p>-</text:p>
          </table:table-cell>
          <table:table-cell office:value-type="float" office:value="9284" table:style-name="ce48">
            <text:p>9.284</text:p>
          </table:table-cell>
          <table:table-cell office:value-type="string" table:style-name="ce49">
            <text:p>-</text:p>
          </table:table-cell>
          <table:table-cell office:value-type="float" office:value="21655" table:style-name="ce48">
            <text:p>21.655</text:p>
          </table:table-cell>
          <table:table-cell office:value-type="string" table:style-name="ce49">
            <text:p>-</text:p>
          </table:table-cell>
          <table:table-cell office:value-type="float" office:value="31384" table:style-name="ce48">
            <text:p>31.384</text:p>
          </table:table-cell>
          <table:table-cell office:value-type="string" table:style-name="ce49">
            <text:p>-</text:p>
          </table:table-cell>
          <table:table-cell office:value-type="float" office:value="23754" table:style-name="ce48">
            <text:p>23.754</text:p>
          </table:table-cell>
          <table:table-cell office:value-type="string" table:style-name="ce49">
            <text:p>-</text:p>
          </table:table-cell>
          <table:table-cell office:value-type="float" office:value="1253" table:style-name="ce48">
            <text:p>1.253</text:p>
          </table:table-cell>
          <table:table-cell office:value-type="string" table:style-name="ce49">
            <text:p>-</text:p>
          </table:table-cell>
          <table:table-cell office:value-type="float" office:value="90941" table:style-name="ce48">
            <text:p>90.94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1" table:style-name="ce51">
            <text:p>871</text:p>
          </table:table-cell>
          <table:table-cell office:value-type="string" table:style-name="ce52">
            <text:p>-</text:p>
          </table:table-cell>
          <table:table-cell office:value-type="float" office:value="1818" table:style-name="ce51">
            <text:p>1.818</text:p>
          </table:table-cell>
          <table:table-cell office:value-type="string" table:style-name="ce52">
            <text:p>-</text:p>
          </table:table-cell>
          <table:table-cell office:value-type="float" office:value="2234" table:style-name="ce51">
            <text:p>2.234</text:p>
          </table:table-cell>
          <table:table-cell office:value-type="string" table:style-name="ce52">
            <text:p>-</text:p>
          </table:table-cell>
          <table:table-cell office:value-type="float" office:value="1994" table:style-name="ce51">
            <text:p>1.994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28" table:style-name="ce51">
            <text:p>7.52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407" table:style-name="ce55">
            <text:p>2.918.407</text:p>
          </table:table-cell>
          <table:table-cell office:value-type="percentage" office:value="1" table:style-name="ce56">
            <text:p>100,0%</text:p>
          </table:table-cell>
          <table:table-cell office:value-type="float" office:value="3940044" table:style-name="ce55">
            <text:p>3.940.044</text:p>
          </table:table-cell>
          <table:table-cell office:value-type="percentage" office:value="0.98579248699406452" table:style-name="ce56">
            <text:p>98,6%</text:p>
          </table:table-cell>
          <table:table-cell office:value-type="float" office:value="5271709" table:style-name="ce55">
            <text:p>5.271.709</text:p>
          </table:table-cell>
          <table:table-cell office:value-type="percentage" office:value="0.95715948333775147" table:style-name="ce56">
            <text:p>95,7%</text:p>
          </table:table-cell>
          <table:table-cell office:value-type="float" office:value="6704800" table:style-name="ce55">
            <text:p>6.704.800</text:p>
          </table:table-cell>
          <table:table-cell office:value-type="percentage" office:value="0.94040237799159965" table:style-name="ce56">
            <text:p>94,0%</text:p>
          </table:table-cell>
          <table:table-cell office:value-type="float" office:value="7029292" table:style-name="ce55">
            <text:p>7.029.292</text:p>
          </table:table-cell>
          <table:table-cell office:value-type="percentage" office:value="0.89925350603468834" table:style-name="ce56">
            <text:p>89,9%</text:p>
          </table:table-cell>
          <table:table-cell office:value-type="float" office:value="4987576" table:style-name="ce55">
            <text:p>4.987.576</text:p>
          </table:table-cell>
          <table:table-cell office:value-type="percentage" office:value="0.83937381563845292" table:style-name="ce56">
            <text:p>83,9%</text:p>
          </table:table-cell>
          <table:table-cell office:value-type="float" office:value="4087016" table:style-name="ce55">
            <text:p>4.087.016</text:p>
          </table:table-cell>
          <table:table-cell office:value-type="percentage" office:value="0.82991752638028837" table:style-name="ce56">
            <text:p>83,0%</text:p>
          </table:table-cell>
          <table:table-cell office:value-type="float" office:value="3461982" table:style-name="ce55">
            <text:p>3.461.982</text:p>
          </table:table-cell>
          <table:table-cell office:value-type="percentage" office:value="0.86897967400291465" table:style-name="ce56">
            <text:p>86,9%</text:p>
          </table:table-cell>
          <table:table-cell office:value-type="float" office:value="38400826" table:style-name="ce55">
            <text:p>38.400.82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29503283783142" table:style-name="ce56">
            <text:p>91,0%</text:p>
          </table:table-cell>
          <table:table-cell office:value-type="percentage" office:value="0.81016627946544606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6509" table:style-name="ce62">
            <text:p>996.509</text:p>
          </table:table-cell>
          <table:table-cell office:value-type="percentage" office:value="0.91996938694495378" table:style-name="ce63">
            <text:p>92,0%</text:p>
          </table:table-cell>
          <table:table-cell office:value-type="float" office:value="860270" table:style-name="ce62">
            <text:p>860.270</text:p>
          </table:table-cell>
          <table:table-cell office:value-type="percentage" office:value="0.92448967529431991" table:style-name="ce63">
            <text:p>92,4%</text:p>
          </table:table-cell>
          <table:table-cell office:value-type="float" office:value="846365" table:style-name="ce62">
            <text:p>846.365</text:p>
          </table:table-cell>
          <table:table-cell office:value-type="percentage" office:value="0.69409738595592008" table:style-name="ce63">
            <text:p>69,4%</text:p>
          </table:table-cell>
          <table:table-cell office:value-type="float" office:value="646019" table:style-name="ce62">
            <text:p>646.019</text:p>
          </table:table-cell>
          <table:table-cell office:value-type="percentage" office:value="0.51201130513074133" table:style-name="ce63">
            <text:p>51,2%</text:p>
          </table:table-cell>
          <table:table-cell office:value-type="float" office:value="326173" table:style-name="ce62">
            <text:p>326.173</text:p>
          </table:table-cell>
          <table:table-cell office:value-type="percentage" office:value="0.34534737706966179" table:style-name="ce63">
            <text:p>34,5%</text:p>
          </table:table-cell>
          <table:table-cell office:value-type="float" office:value="194980" table:style-name="ce62">
            <text:p>194.980</text:p>
          </table:table-cell>
          <table:table-cell office:value-type="percentage" office:value="0.2486390398233079" table:style-name="ce63">
            <text:p>24,9%</text:p>
          </table:table-cell>
          <table:table-cell office:value-type="float" office:value="203670" table:style-name="ce62">
            <text:p>203.670</text:p>
          </table:table-cell>
          <table:table-cell office:value-type="percentage" office:value="0.63934179217860254" table:style-name="ce46">
            <text:p>63,9%</text:p>
          </table:table-cell>
          <table:table-cell office:value-type="float" office:value="745440" table:style-name="ce62">
            <text:p>745.440</text:p>
          </table:table-cell>
          <table:table-cell office:value-type="percentage" office:value="0.86243739450055013" table:style-name="ce46">
            <text:p>86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369" table:style-name="ce7">
            <text:p>201.369</text:p>
          </table:table-cell>
          <table:table-cell office:value-type="percentage" office:value="0.91664694100509836" table:style-name="ce49">
            <text:p>91,7%</text:p>
          </table:table-cell>
          <table:table-cell office:value-type="float" office:value="141957" table:style-name="ce7">
            <text:p>141.957</text:p>
          </table:table-cell>
          <table:table-cell office:value-type="percentage" office:value="0.91939871245191129" table:style-name="ce49">
            <text:p>91,9%</text:p>
          </table:table-cell>
          <table:table-cell office:value-type="float" office:value="132288" table:style-name="ce7">
            <text:p>132.288</text:p>
          </table:table-cell>
          <table:table-cell office:value-type="percentage" office:value="0.70843776106933998" table:style-name="ce49">
            <text:p>70,8%</text:p>
          </table:table-cell>
          <table:table-cell office:value-type="float" office:value="99335" table:style-name="ce7">
            <text:p>99.335</text:p>
          </table:table-cell>
          <table:table-cell office:value-type="percentage" office:value="0.52376683978803618" table:style-name="ce49">
            <text:p>52,4%</text:p>
          </table:table-cell>
          <table:table-cell office:value-type="float" office:value="46108" table:style-name="ce7">
            <text:p>46.108</text:p>
          </table:table-cell>
          <table:table-cell office:value-type="percentage" office:value="0.35923086512091745" table:style-name="ce49">
            <text:p>35,9%</text:p>
          </table:table-cell>
          <table:table-cell office:value-type="float" office:value="32966" table:style-name="ce7">
            <text:p>32.966</text:p>
          </table:table-cell>
          <table:table-cell office:value-type="percentage" office:value="0.30909005672495427" table:style-name="ce49">
            <text:p>30,9%</text:p>
          </table:table-cell>
          <table:table-cell office:value-type="float" office:value="36803" table:style-name="ce7">
            <text:p>36.803</text:p>
          </table:table-cell>
          <table:table-cell office:value-type="percentage" office:value="0.62598652877942573" table:style-name="ce49">
            <text:p>62,6%</text:p>
          </table:table-cell>
          <table:table-cell office:value-type="float" office:value="117779" table:style-name="ce7">
            <text:p>117.779</text:p>
          </table:table-cell>
          <table:table-cell office:value-type="percentage" office:value="0.87312259996738184" table:style-name="ce49">
            <text:p>87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619" table:style-name="ce7">
            <text:p>191.619</text:p>
          </table:table-cell>
          <table:table-cell office:value-type="percentage" office:value="0.94558957783315656" table:style-name="ce49">
            <text:p>94,6%</text:p>
          </table:table-cell>
          <table:table-cell office:value-type="float" office:value="141844" table:style-name="ce7">
            <text:p>141.844</text:p>
          </table:table-cell>
          <table:table-cell office:value-type="percentage" office:value="0.95777120555307971" table:style-name="ce49">
            <text:p>95,8%</text:p>
          </table:table-cell>
          <table:table-cell office:value-type="float" office:value="143242" table:style-name="ce7">
            <text:p>143.242</text:p>
          </table:table-cell>
          <table:table-cell office:value-type="percentage" office:value="0.9348901565090264" table:style-name="ce49">
            <text:p>93,5%</text:p>
          </table:table-cell>
          <table:table-cell office:value-type="float" office:value="122982" table:style-name="ce7">
            <text:p>122.982</text:p>
          </table:table-cell>
          <table:table-cell office:value-type="percentage" office:value="0.81392209029901119" table:style-name="ce49">
            <text:p>81,4%</text:p>
          </table:table-cell>
          <table:table-cell office:value-type="float" office:value="56513" table:style-name="ce7">
            <text:p>56.513</text:p>
          </table:table-cell>
          <table:table-cell office:value-type="percentage" office:value="0.62059233717316586" table:style-name="ce49">
            <text:p>62,1%</text:p>
          </table:table-cell>
          <table:table-cell office:value-type="float" office:value="38014" table:style-name="ce7">
            <text:p>38.014</text:p>
          </table:table-cell>
          <table:table-cell office:value-type="percentage" office:value="0.5708150639678059" table:style-name="ce49">
            <text:p>57,1%</text:p>
          </table:table-cell>
          <table:table-cell office:value-type="float" office:value="41591" table:style-name="ce7">
            <text:p>41.591</text:p>
          </table:table-cell>
          <table:table-cell office:value-type="percentage" office:value="0.91765770138781633" table:style-name="ce49">
            <text:p>91,8%</text:p>
          </table:table-cell>
          <table:table-cell office:value-type="float" office:value="113520" table:style-name="ce7">
            <text:p>113.520</text:p>
          </table:table-cell>
          <table:table-cell office:value-type="percentage" office:value="0.96576601102565851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179" table:style-name="ce7">
            <text:p>119.179</text:p>
          </table:table-cell>
          <table:table-cell office:value-type="percentage" office:value="0.9102706088125444" table:style-name="ce49">
            <text:p>91,0%</text:p>
          </table:table-cell>
          <table:table-cell office:value-type="float" office:value="95249" table:style-name="ce7">
            <text:p>95.249</text:p>
          </table:table-cell>
          <table:table-cell office:value-type="percentage" office:value="0.85307288587959229" table:style-name="ce49">
            <text:p>85,3%</text:p>
          </table:table-cell>
          <table:table-cell office:value-type="float" office:value="98289" table:style-name="ce7">
            <text:p>98.289</text:p>
          </table:table-cell>
          <table:table-cell office:value-type="percentage" office:value="0.64520342921661045" table:style-name="ce49">
            <text:p>64,5%</text:p>
          </table:table-cell>
          <table:table-cell office:value-type="float" office:value="73775" table:style-name="ce7">
            <text:p>73.775</text:p>
          </table:table-cell>
          <table:table-cell office:value-type="percentage" office:value="0.42936626644861281" table:style-name="ce49">
            <text:p>42,9%</text:p>
          </table:table-cell>
          <table:table-cell office:value-type="float" office:value="32152" table:style-name="ce7">
            <text:p>32.152</text:p>
          </table:table-cell>
          <table:table-cell office:value-type="percentage" office:value="0.24267308722856648" table:style-name="ce49">
            <text:p>24,3%</text:p>
          </table:table-cell>
          <table:table-cell office:value-type="float" office:value="20608" table:style-name="ce7">
            <text:p>20.608</text:p>
          </table:table-cell>
          <table:table-cell office:value-type="percentage" office:value="0.20210658454779043" table:style-name="ce49">
            <text:p>20,2%</text:p>
          </table:table-cell>
          <table:table-cell office:value-type="float" office:value="34660" table:style-name="ce7">
            <text:p>34.660</text:p>
          </table:table-cell>
          <table:table-cell office:value-type="percentage" office:value="0.67967447788998925" table:style-name="ce49">
            <text:p>68,0%</text:p>
          </table:table-cell>
          <table:table-cell office:value-type="float" office:value="99093" table:style-name="ce7">
            <text:p>99.093</text:p>
          </table:table-cell>
          <table:table-cell office:value-type="percentage" office:value="0.82626387279140157" table:style-name="ce49">
            <text:p>82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340" table:style-name="ce7">
            <text:p>221.340</text:p>
          </table:table-cell>
          <table:table-cell office:value-type="percentage" office:value="0.9072426937738246" table:style-name="ce49">
            <text:p>90,7%</text:p>
          </table:table-cell>
          <table:table-cell office:value-type="float" office:value="194132" table:style-name="ce7">
            <text:p>194.132</text:p>
          </table:table-cell>
          <table:table-cell office:value-type="percentage" office:value="0.86896113371559536" table:style-name="ce49">
            <text:p>86,9%</text:p>
          </table:table-cell>
          <table:table-cell office:value-type="float" office:value="233106" table:style-name="ce7">
            <text:p>233.106</text:p>
          </table:table-cell>
          <table:table-cell office:value-type="percentage" office:value="0.72356989207259725" table:style-name="ce49">
            <text:p>72,4%</text:p>
          </table:table-cell>
          <table:table-cell office:value-type="float" office:value="173466" table:style-name="ce7">
            <text:p>173.466</text:p>
          </table:table-cell>
          <table:table-cell office:value-type="percentage" office:value="0.54249999218146505" table:style-name="ce49">
            <text:p>54,2%</text:p>
          </table:table-cell>
          <table:table-cell office:value-type="float" office:value="65291" table:style-name="ce7">
            <text:p>65.291</text:p>
          </table:table-cell>
          <table:table-cell office:value-type="percentage" office:value="0.2825031585870299" table:style-name="ce49">
            <text:p>28,3%</text:p>
          </table:table-cell>
          <table:table-cell office:value-type="float" office:value="33535" table:style-name="ce7">
            <text:p>33.535</text:p>
          </table:table-cell>
          <table:table-cell office:value-type="percentage" office:value="0.178060371147158" table:style-name="ce49">
            <text:p>17,8%</text:p>
          </table:table-cell>
          <table:table-cell office:value-type="float" office:value="95863" table:style-name="ce7">
            <text:p>95.863</text:p>
          </table:table-cell>
          <table:table-cell office:value-type="percentage" office:value="0.71388251764916144" table:style-name="ce49">
            <text:p>71,4%</text:p>
          </table:table-cell>
          <table:table-cell office:value-type="float" office:value="185204" table:style-name="ce7">
            <text:p>185.204</text:p>
          </table:table-cell>
          <table:table-cell office:value-type="percentage" office:value="0.83168601387610297" table:style-name="ce49">
            <text:p>83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492" table:style-name="ce7">
            <text:p>92.492</text:p>
          </table:table-cell>
          <table:table-cell office:value-type="percentage" office:value="0.94101129311221898" table:style-name="ce49">
            <text:p>94,1%</text:p>
          </table:table-cell>
          <table:table-cell office:value-type="float" office:value="75605" table:style-name="ce7">
            <text:p>75.605</text:p>
          </table:table-cell>
          <table:table-cell office:value-type="percentage" office:value="0.98207443008378259" table:style-name="ce49">
            <text:p>98,2%</text:p>
          </table:table-cell>
          <table:table-cell office:value-type="float" office:value="70453" table:style-name="ce7">
            <text:p>70.453</text:p>
          </table:table-cell>
          <table:table-cell office:value-type="percentage" office:value="0.83052965377406307" table:style-name="ce49">
            <text:p>83,1%</text:p>
          </table:table-cell>
          <table:table-cell office:value-type="float" office:value="59071" table:style-name="ce7">
            <text:p>59.071</text:p>
          </table:table-cell>
          <table:table-cell office:value-type="percentage" office:value="0.66448064073432478" table:style-name="ce49">
            <text:p>66,4%</text:p>
          </table:table-cell>
          <table:table-cell office:value-type="float" office:value="28279" table:style-name="ce7">
            <text:p>28.279</text:p>
          </table:table-cell>
          <table:table-cell office:value-type="percentage" office:value="0.50365106504238799" table:style-name="ce49">
            <text:p>50,4%</text:p>
          </table:table-cell>
          <table:table-cell office:value-type="float" office:value="14824" table:style-name="ce7">
            <text:p>14.824</text:p>
          </table:table-cell>
          <table:table-cell office:value-type="percentage" office:value="0.34785057255490898" table:style-name="ce49">
            <text:p>34,8%</text:p>
          </table:table-cell>
          <table:table-cell office:value-type="float" office:value="19780" table:style-name="ce7">
            <text:p>19.780</text:p>
          </table:table-cell>
          <table:table-cell office:value-type="percentage" office:value="0.89155323176778145" table:style-name="ce49">
            <text:p>89,2%</text:p>
          </table:table-cell>
          <table:table-cell office:value-type="float" office:value="55808" table:style-name="ce7">
            <text:p>55.808</text:p>
          </table:table-cell>
          <table:table-cell office:value-type="percentage" office:value="0.94220931606759972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682" table:style-name="ce7">
            <text:p>446.682</text:p>
          </table:table-cell>
          <table:table-cell office:value-type="percentage" office:value="0.93336425866954187" table:style-name="ce49">
            <text:p>93,3%</text:p>
          </table:table-cell>
          <table:table-cell office:value-type="float" office:value="295082" table:style-name="ce7">
            <text:p>295.082</text:p>
          </table:table-cell>
          <table:table-cell office:value-type="percentage" office:value="0.91478722381877986" table:style-name="ce49">
            <text:p>91,5%</text:p>
          </table:table-cell>
          <table:table-cell office:value-type="float" office:value="296116" table:style-name="ce7">
            <text:p>296.116</text:p>
          </table:table-cell>
          <table:table-cell office:value-type="percentage" office:value="0.8377756715847845" table:style-name="ce49">
            <text:p>83,8%</text:p>
          </table:table-cell>
          <table:table-cell office:value-type="float" office:value="219090" table:style-name="ce7">
            <text:p>219.090</text:p>
          </table:table-cell>
          <table:table-cell office:value-type="percentage" office:value="0.68098531354417591" table:style-name="ce49">
            <text:p>68,1%</text:p>
          </table:table-cell>
          <table:table-cell office:value-type="float" office:value="110240" table:style-name="ce7">
            <text:p>110.240</text:p>
          </table:table-cell>
          <table:table-cell office:value-type="percentage" office:value="0.51514740860853192" table:style-name="ce49">
            <text:p>51,5%</text:p>
          </table:table-cell>
          <table:table-cell office:value-type="float" office:value="76119" table:style-name="ce7">
            <text:p>76.119</text:p>
          </table:table-cell>
          <table:table-cell office:value-type="percentage" office:value="0.4350676444195497" table:style-name="ce49">
            <text:p>43,5%</text:p>
          </table:table-cell>
          <table:table-cell office:value-type="float" office:value="82422" table:style-name="ce7">
            <text:p>82.422</text:p>
          </table:table-cell>
          <table:table-cell office:value-type="percentage" office:value="0.86174016686531585" table:style-name="ce49">
            <text:p>86,2%</text:p>
          </table:table-cell>
          <table:table-cell office:value-type="float" office:value="226125" table:style-name="ce7">
            <text:p>226.125</text:p>
          </table:table-cell>
          <table:table-cell office:value-type="percentage" office:value="0.92961446436940376" table:style-name="ce49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119" table:style-name="ce7">
            <text:p>269.119</text:p>
          </table:table-cell>
          <table:table-cell office:value-type="percentage" office:value="0.9096744535071204" table:style-name="ce49">
            <text:p>91,0%</text:p>
          </table:table-cell>
          <table:table-cell office:value-type="float" office:value="203900" table:style-name="ce7">
            <text:p>203.900</text:p>
          </table:table-cell>
          <table:table-cell office:value-type="percentage" office:value="0.9232887009205718" table:style-name="ce49">
            <text:p>92,3%</text:p>
          </table:table-cell>
          <table:table-cell office:value-type="float" office:value="217960" table:style-name="ce7">
            <text:p>217.960</text:p>
          </table:table-cell>
          <table:table-cell office:value-type="percentage" office:value="0.76666842540319036" table:style-name="ce49">
            <text:p>76,7%</text:p>
          </table:table-cell>
          <table:table-cell office:value-type="float" office:value="168823" table:style-name="ce7">
            <text:p>168.823</text:p>
          </table:table-cell>
          <table:table-cell office:value-type="percentage" office:value="0.59373010765167422" table:style-name="ce49">
            <text:p>59,4%</text:p>
          </table:table-cell>
          <table:table-cell office:value-type="float" office:value="78748" table:style-name="ce7">
            <text:p>78.748</text:p>
          </table:table-cell>
          <table:table-cell office:value-type="percentage" office:value="0.38580968198676213" table:style-name="ce49">
            <text:p>38,6%</text:p>
          </table:table-cell>
          <table:table-cell office:value-type="float" office:value="45059" table:style-name="ce7">
            <text:p>45.059</text:p>
          </table:table-cell>
          <table:table-cell office:value-type="percentage" office:value="0.26203034408964826" table:style-name="ce49">
            <text:p>26,2%</text:p>
          </table:table-cell>
          <table:table-cell office:value-type="float" office:value="64509" table:style-name="ce7">
            <text:p>64.509</text:p>
          </table:table-cell>
          <table:table-cell office:value-type="percentage" office:value="0.83379433357460453" table:style-name="ce49">
            <text:p>83,4%</text:p>
          </table:table-cell>
          <table:table-cell office:value-type="float" office:value="180497" table:style-name="ce7">
            <text:p>180.497</text:p>
          </table:table-cell>
          <table:table-cell office:value-type="percentage" office:value="0.87016280269393387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1911" table:style-name="ce7">
            <text:p>971.911</text:p>
          </table:table-cell>
          <table:table-cell office:value-type="percentage" office:value="0.90555129551347691" table:style-name="ce49">
            <text:p>90,6%</text:p>
          </table:table-cell>
          <table:table-cell office:value-type="float" office:value="714088" table:style-name="ce7">
            <text:p>714.088</text:p>
          </table:table-cell>
          <table:table-cell office:value-type="percentage" office:value="0.89463859300964943" table:style-name="ce49">
            <text:p>89,5%</text:p>
          </table:table-cell>
          <table:table-cell office:value-type="float" office:value="743363" table:style-name="ce7">
            <text:p>743.363</text:p>
          </table:table-cell>
          <table:table-cell office:value-type="percentage" office:value="0.71824177565470115" table:style-name="ce49">
            <text:p>71,8%</text:p>
          </table:table-cell>
          <table:table-cell office:value-type="float" office:value="615801" table:style-name="ce7">
            <text:p>615.801</text:p>
          </table:table-cell>
          <table:table-cell office:value-type="percentage" office:value="0.53615328491302983" table:style-name="ce49">
            <text:p>53,6%</text:p>
          </table:table-cell>
          <table:table-cell office:value-type="float" office:value="282373" table:style-name="ce7">
            <text:p>282.373</text:p>
          </table:table-cell>
          <table:table-cell office:value-type="percentage" office:value="0.34941358735061262" table:style-name="ce49">
            <text:p>34,9%</text:p>
          </table:table-cell>
          <table:table-cell office:value-type="float" office:value="161574" table:style-name="ce7">
            <text:p>161.574</text:p>
          </table:table-cell>
          <table:table-cell office:value-type="percentage" office:value="0.24042068486281465" table:style-name="ce49">
            <text:p>24,0%</text:p>
          </table:table-cell>
          <table:table-cell office:value-type="float" office:value="212933" table:style-name="ce7">
            <text:p>212.933</text:p>
          </table:table-cell>
          <table:table-cell office:value-type="percentage" office:value="0.61267925787813915" table:style-name="ce49">
            <text:p>61,3%</text:p>
          </table:table-cell>
          <table:table-cell office:value-type="float" office:value="701700" table:style-name="ce7">
            <text:p>701.700</text:p>
          </table:table-cell>
          <table:table-cell office:value-type="percentage" office:value="0.87297292253718251" table:style-name="ce49">
            <text:p>87,3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332" table:style-name="ce7">
            <text:p>687.332</text:p>
          </table:table-cell>
          <table:table-cell office:value-type="percentage" office:value="0.94527480869837877" table:style-name="ce49">
            <text:p>94,5%</text:p>
          </table:table-cell>
          <table:table-cell office:value-type="float" office:value="551842" table:style-name="ce7">
            <text:p>551.842</text:p>
          </table:table-cell>
          <table:table-cell office:value-type="percentage" office:value="0.96757519703332251" table:style-name="ce49">
            <text:p>96,8%</text:p>
          </table:table-cell>
          <table:table-cell office:value-type="float" office:value="584007" table:style-name="ce7">
            <text:p>584.007</text:p>
          </table:table-cell>
          <table:table-cell office:value-type="percentage" office:value="0.81613439224569828" table:style-name="ce49">
            <text:p>81,6%</text:p>
          </table:table-cell>
          <table:table-cell office:value-type="float" office:value="488924" table:style-name="ce7">
            <text:p>488.924</text:p>
          </table:table-cell>
          <table:table-cell office:value-type="percentage" office:value="0.64593197767819399" table:style-name="ce49">
            <text:p>64,6%</text:p>
          </table:table-cell>
          <table:table-cell office:value-type="float" office:value="248535" table:style-name="ce7">
            <text:p>248.535</text:p>
          </table:table-cell>
          <table:table-cell office:value-type="percentage" office:value="0.48023859763025484" table:style-name="ce49">
            <text:p>48,0%</text:p>
          </table:table-cell>
          <table:table-cell office:value-type="float" office:value="167832" table:style-name="ce7">
            <text:p>167.832</text:p>
          </table:table-cell>
          <table:table-cell office:value-type="percentage" office:value="0.38758218385628479" table:style-name="ce49">
            <text:p>38,8%</text:p>
          </table:table-cell>
          <table:table-cell office:value-type="float" office:value="184740" table:style-name="ce7">
            <text:p>184.740</text:p>
          </table:table-cell>
          <table:table-cell office:value-type="percentage" office:value="0.87519660419548617" table:style-name="ce49">
            <text:p>87,5%</text:p>
          </table:table-cell>
          <table:table-cell office:value-type="float" office:value="428891" table:style-name="ce7">
            <text:p>428.891</text:p>
          </table:table-cell>
          <table:table-cell office:value-type="percentage" office:value="0.9201043479007065" table:style-name="ce49">
            <text:p>92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380" table:style-name="ce7">
            <text:p>154.380</text:p>
          </table:table-cell>
          <table:table-cell office:value-type="percentage" office:value="0.89047061470043665" table:style-name="ce49">
            <text:p>89,0%</text:p>
          </table:table-cell>
          <table:table-cell office:value-type="float" office:value="125346" table:style-name="ce7">
            <text:p>125.346</text:p>
          </table:table-cell>
          <table:table-cell office:value-type="percentage" office:value="0.94605752756749417" table:style-name="ce49">
            <text:p>94,6%</text:p>
          </table:table-cell>
          <table:table-cell office:value-type="float" office:value="129978" table:style-name="ce7">
            <text:p>129.978</text:p>
          </table:table-cell>
          <table:table-cell office:value-type="percentage" office:value="0.80554057822813052" table:style-name="ce49">
            <text:p>80,6%</text:p>
          </table:table-cell>
          <table:table-cell office:value-type="float" office:value="97881" table:style-name="ce7">
            <text:p>97.881</text:p>
          </table:table-cell>
          <table:table-cell office:value-type="percentage" office:value="0.67156775300171523" table:style-name="ce49">
            <text:p>67,2%</text:p>
          </table:table-cell>
          <table:table-cell office:value-type="float" office:value="58900" table:style-name="ce7">
            <text:p>58.900</text:p>
          </table:table-cell>
          <table:table-cell office:value-type="percentage" office:value="0.5228212821104582" table:style-name="ce49">
            <text:p>52,3%</text:p>
          </table:table-cell>
          <table:table-cell office:value-type="float" office:value="28515" table:style-name="ce7">
            <text:p>28.515</text:p>
          </table:table-cell>
          <table:table-cell office:value-type="percentage" office:value="0.30690330635439989" table:style-name="ce49">
            <text:p>30,7%</text:p>
          </table:table-cell>
          <table:table-cell office:value-type="float" office:value="34998" table:style-name="ce7">
            <text:p>34.998</text:p>
          </table:table-cell>
          <table:table-cell office:value-type="percentage" office:value="0.8777588282504013" table:style-name="ce49">
            <text:p>87,8%</text:p>
          </table:table-cell>
          <table:table-cell office:value-type="float" office:value="92089" table:style-name="ce7">
            <text:p>92.089</text:p>
          </table:table-cell>
          <table:table-cell office:value-type="percentage" office:value="0.91357228598922635" table:style-name="ce49">
            <text:p>91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611" table:style-name="ce7">
            <text:p>505.611</text:p>
          </table:table-cell>
          <table:table-cell office:value-type="percentage" office:value="0.9490372811874721" table:style-name="ce49">
            <text:p>94,9%</text:p>
          </table:table-cell>
          <table:table-cell office:value-type="float" office:value="334423" table:style-name="ce7">
            <text:p>334.423</text:p>
          </table:table-cell>
          <table:table-cell office:value-type="percentage" office:value="0.96252899764565025" table:style-name="ce49">
            <text:p>96,3%</text:p>
          </table:table-cell>
          <table:table-cell office:value-type="float" office:value="372150" table:style-name="ce7">
            <text:p>372.150</text:p>
          </table:table-cell>
          <table:table-cell office:value-type="percentage" office:value="0.94912738429521271" table:style-name="ce49">
            <text:p>94,9%</text:p>
          </table:table-cell>
          <table:table-cell office:value-type="float" office:value="373065" table:style-name="ce7">
            <text:p>373.065</text:p>
          </table:table-cell>
          <table:table-cell office:value-type="percentage" office:value="0.90967057618687674" table:style-name="ce49">
            <text:p>91,0%</text:p>
          </table:table-cell>
          <table:table-cell office:value-type="float" office:value="180068" table:style-name="ce7">
            <text:p>180.068</text:p>
          </table:table-cell>
          <table:table-cell office:value-type="percentage" office:value="0.67724016021964384" table:style-name="ce49">
            <text:p>67,7%</text:p>
          </table:table-cell>
          <table:table-cell office:value-type="float" office:value="124181" table:style-name="ce7">
            <text:p>124.181</text:p>
          </table:table-cell>
          <table:table-cell office:value-type="percentage" office:value="0.61852676459015088" table:style-name="ce49">
            <text:p>61,9%</text:p>
          </table:table-cell>
          <table:table-cell office:value-type="float" office:value="112950" table:style-name="ce7">
            <text:p>112.950</text:p>
          </table:table-cell>
          <table:table-cell office:value-type="percentage" office:value="0.91082098879920004" table:style-name="ce49">
            <text:p>91,1%</text:p>
          </table:table-cell>
          <table:table-cell office:value-type="float" office:value="298931" table:style-name="ce7">
            <text:p>298.931</text:p>
          </table:table-cell>
          <table:table-cell office:value-type="percentage" office:value="0.98322216082517633" table:style-name="ce49">
            <text:p>98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086" table:style-name="ce7">
            <text:p>48.086</text:p>
          </table:table-cell>
          <table:table-cell office:value-type="percentage" office:value="0.92624482326880475" table:style-name="ce49">
            <text:p>92,6%</text:p>
          </table:table-cell>
          <table:table-cell office:value-type="float" office:value="35628" table:style-name="ce7">
            <text:p>35.628</text:p>
          </table:table-cell>
          <table:table-cell office:value-type="percentage" office:value="0.93570753230381343" table:style-name="ce49">
            <text:p>93,6%</text:p>
          </table:table-cell>
          <table:table-cell office:value-type="float" office:value="32479" table:style-name="ce7">
            <text:p>32.479</text:p>
          </table:table-cell>
          <table:table-cell office:value-type="percentage" office:value="0.71716569510687156" table:style-name="ce49">
            <text:p>71,7%</text:p>
          </table:table-cell>
          <table:table-cell office:value-type="float" office:value="26333" table:style-name="ce7">
            <text:p>26.333</text:p>
          </table:table-cell>
          <table:table-cell office:value-type="percentage" office:value="0.55299355299355302" table:style-name="ce49">
            <text:p>55,3%</text:p>
          </table:table-cell>
          <table:table-cell office:value-type="float" office:value="10828" table:style-name="ce7">
            <text:p>10.828</text:p>
          </table:table-cell>
          <table:table-cell office:value-type="percentage" office:value="0.34210609459416763" table:style-name="ce49">
            <text:p>34,2%</text:p>
          </table:table-cell>
          <table:table-cell office:value-type="float" office:value="3913" table:style-name="ce7">
            <text:p>3.913</text:p>
          </table:table-cell>
          <table:table-cell office:value-type="percentage" office:value="0.15875527426160338" table:style-name="ce49">
            <text:p>15,9%</text:p>
          </table:table-cell>
          <table:table-cell office:value-type="float" office:value="12489" table:style-name="ce7">
            <text:p>12.489</text:p>
          </table:table-cell>
          <table:table-cell office:value-type="percentage" office:value="0.87470233926320218" table:style-name="ce49">
            <text:p>87,5%</text:p>
          </table:table-cell>
          <table:table-cell office:value-type="float" office:value="25007" table:style-name="ce7">
            <text:p>25.007</text:p>
          </table:table-cell>
          <table:table-cell office:value-type="percentage" office:value="0.84352020508668957" table:style-name="ce49">
            <text:p>84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653" table:style-name="ce7">
            <text:p>160.653</text:p>
          </table:table-cell>
          <table:table-cell office:value-type="percentage" office:value="0.91048354189336234" table:style-name="ce49">
            <text:p>91,0%</text:p>
          </table:table-cell>
          <table:table-cell office:value-type="float" office:value="130658" table:style-name="ce7">
            <text:p>130.658</text:p>
          </table:table-cell>
          <table:table-cell office:value-type="percentage" office:value="0.89319260059337446" table:style-name="ce49">
            <text:p>89,3%</text:p>
          </table:table-cell>
          <table:table-cell office:value-type="float" office:value="145879" table:style-name="ce7">
            <text:p>145.879</text:p>
          </table:table-cell>
          <table:table-cell office:value-type="percentage" office:value="0.70222250034899558" table:style-name="ce49">
            <text:p>70,2%</text:p>
          </table:table-cell>
          <table:table-cell office:value-type="float" office:value="120701" table:style-name="ce7">
            <text:p>120.701</text:p>
          </table:table-cell>
          <table:table-cell office:value-type="percentage" office:value="0.51919544729155997" table:style-name="ce49">
            <text:p>51,9%</text:p>
          </table:table-cell>
          <table:table-cell office:value-type="float" office:value="54417" table:style-name="ce7">
            <text:p>54.417</text:p>
          </table:table-cell>
          <table:table-cell office:value-type="percentage" office:value="0.32069611748897953" table:style-name="ce49">
            <text:p>32,1%</text:p>
          </table:table-cell>
          <table:table-cell office:value-type="float" office:value="39028" table:style-name="ce7">
            <text:p>39.028</text:p>
          </table:table-cell>
          <table:table-cell office:value-type="percentage" office:value="0.27087729039422542" table:style-name="ce49">
            <text:p>27,1%</text:p>
          </table:table-cell>
          <table:table-cell office:value-type="float" office:value="49867" table:style-name="ce7">
            <text:p>49.867</text:p>
          </table:table-cell>
          <table:table-cell office:value-type="percentage" office:value="0.74773207779160611" table:style-name="ce49">
            <text:p>74,8%</text:p>
          </table:table-cell>
          <table:table-cell office:value-type="float" office:value="110891" table:style-name="ce7">
            <text:p>110.891</text:p>
          </table:table-cell>
          <table:table-cell office:value-type="percentage" office:value="0.84132620158567584" table:style-name="ce49">
            <text:p>84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32" table:style-name="ce7">
            <text:p>92.732</text:p>
          </table:table-cell>
          <table:table-cell office:value-type="percentage" office:value="0.9445293242885372" table:style-name="ce49">
            <text:p>94,5%</text:p>
          </table:table-cell>
          <table:table-cell office:value-type="float" office:value="69854" table:style-name="ce7">
            <text:p>69.854</text:p>
          </table:table-cell>
          <table:table-cell office:value-type="percentage" office:value="0.96671694875378844" table:style-name="ce49">
            <text:p>96,7%</text:p>
          </table:table-cell>
          <table:table-cell office:value-type="float" office:value="70233" table:style-name="ce7">
            <text:p>70.233</text:p>
          </table:table-cell>
          <table:table-cell office:value-type="percentage" office:value="0.76201894387362068" table:style-name="ce49">
            <text:p>76,2%</text:p>
          </table:table-cell>
          <table:table-cell office:value-type="float" office:value="54316" table:style-name="ce7">
            <text:p>54.316</text:p>
          </table:table-cell>
          <table:table-cell office:value-type="percentage" office:value="0.56633440380364519" table:style-name="ce49">
            <text:p>56,6%</text:p>
          </table:table-cell>
          <table:table-cell office:value-type="float" office:value="25227" table:style-name="ce7">
            <text:p>25.227</text:p>
          </table:table-cell>
          <table:table-cell office:value-type="percentage" office:value="0.38708934955731844" table:style-name="ce49">
            <text:p>38,7%</text:p>
          </table:table-cell>
          <table:table-cell office:value-type="float" office:value="15367" table:style-name="ce7">
            <text:p>15.367</text:p>
          </table:table-cell>
          <table:table-cell office:value-type="percentage" office:value="0.26184674629815802" table:style-name="ce49">
            <text:p>26,2%</text:p>
          </table:table-cell>
          <table:table-cell office:value-type="float" office:value="20132" table:style-name="ce7">
            <text:p>20.132</text:p>
          </table:table-cell>
          <table:table-cell office:value-type="percentage" office:value="0.84520760737226586" table:style-name="ce49">
            <text:p>84,5%</text:p>
          </table:table-cell>
          <table:table-cell office:value-type="float" office:value="60420" table:style-name="ce7">
            <text:p>60.420</text:p>
          </table:table-cell>
          <table:table-cell office:value-type="percentage" office:value="0.89638597115898166" table:style-name="ce49">
            <text:p>89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277" table:style-name="ce7">
            <text:p>343.277</text:p>
          </table:table-cell>
          <table:table-cell office:value-type="percentage" office:value="0.9137338096176062" table:style-name="ce49">
            <text:p>91,4%</text:p>
          </table:table-cell>
          <table:table-cell office:value-type="float" office:value="249799" table:style-name="ce7">
            <text:p>249.799</text:p>
          </table:table-cell>
          <table:table-cell office:value-type="percentage" office:value="0.90776912482420535" table:style-name="ce49">
            <text:p>90,8%</text:p>
          </table:table-cell>
          <table:table-cell office:value-type="float" office:value="250830" table:style-name="ce7">
            <text:p>250.830</text:p>
          </table:table-cell>
          <table:table-cell office:value-type="percentage" office:value="0.77432678979912517" table:style-name="ce49">
            <text:p>77,4%</text:p>
          </table:table-cell>
          <table:table-cell office:value-type="float" office:value="174713" table:style-name="ce7">
            <text:p>174.713</text:p>
          </table:table-cell>
          <table:table-cell office:value-type="percentage" office:value="0.54219630576727329" table:style-name="ce49">
            <text:p>54,2%</text:p>
          </table:table-cell>
          <table:table-cell office:value-type="float" office:value="67746" table:style-name="ce7">
            <text:p>67.746</text:p>
          </table:table-cell>
          <table:table-cell office:value-type="percentage" office:value="0.32694683602949692" table:style-name="ce49">
            <text:p>32,7%</text:p>
          </table:table-cell>
          <table:table-cell office:value-type="float" office:value="38249" table:style-name="ce7">
            <text:p>38.249</text:p>
          </table:table-cell>
          <table:table-cell office:value-type="percentage" office:value="0.22384329974132988" table:style-name="ce49">
            <text:p>22,4%</text:p>
          </table:table-cell>
          <table:table-cell office:value-type="float" office:value="80146" table:style-name="ce7">
            <text:p>80.146</text:p>
          </table:table-cell>
          <table:table-cell office:value-type="percentage" office:value="0.80959644426486188" table:style-name="ce49">
            <text:p>81,0%</text:p>
          </table:table-cell>
          <table:table-cell office:value-type="float" office:value="192209" table:style-name="ce7">
            <text:p>192.209</text:p>
          </table:table-cell>
          <table:table-cell office:value-type="percentage" office:value="0.87132469604794327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37" table:style-name="ce7">
            <text:p>5.437</text:p>
          </table:table-cell>
          <table:table-cell office:value-type="percentage" office:value="0.83071046600458365" table:style-name="ce49">
            <text:p>83,1%</text:p>
          </table:table-cell>
          <table:table-cell office:value-type="float" office:value="6639" table:style-name="ce7">
            <text:p>6.639</text:p>
          </table:table-cell>
          <table:table-cell office:value-type="percentage" office:value="0.83857521788556266" table:style-name="ce49">
            <text:p>83,9%</text:p>
          </table:table-cell>
          <table:table-cell office:value-type="float" office:value="7379" table:style-name="ce7">
            <text:p>7.379</text:p>
          </table:table-cell>
          <table:table-cell office:value-type="percentage" office:value="0.6811594202898551" table:style-name="ce49">
            <text:p>68,1%</text:p>
          </table:table-cell>
          <table:table-cell office:value-type="float" office:value="6268" table:style-name="ce7">
            <text:p>6.268</text:p>
          </table:table-cell>
          <table:table-cell office:value-type="percentage" office:value="0.5530262925710252" table:style-name="ce49">
            <text:p>55,3%</text:p>
          </table:table-cell>
          <table:table-cell office:value-type="float" office:value="3368" table:style-name="ce7">
            <text:p>3.368</text:p>
          </table:table-cell>
          <table:table-cell office:value-type="percentage" office:value="0.36160618423878033" table:style-name="ce49">
            <text:p>36,2%</text:p>
          </table:table-cell>
          <table:table-cell office:value-type="float" office:value="2046" table:style-name="ce7">
            <text:p>2.046</text:p>
          </table:table-cell>
          <table:table-cell office:value-type="percentage" office:value="0.22610233174936456" table:style-name="ce49">
            <text:p>22,6%</text:p>
          </table:table-cell>
          <table:table-cell office:value-type="float" office:value="1576" table:style-name="ce7">
            <text:p>1.576</text:p>
          </table:table-cell>
          <table:table-cell office:value-type="percentage" office:value="0.40744570837642191" table:style-name="ce49">
            <text:p>40,7%</text:p>
          </table:table-cell>
          <table:table-cell office:value-type="float" office:value="7608" table:style-name="ce7">
            <text:p>7.608</text:p>
          </table:table-cell>
          <table:table-cell office:value-type="percentage" office:value="0.85148293228875205" table:style-name="ce49">
            <text:p>85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82" table:style-name="ce7">
            <text:p>4.182</text:p>
          </table:table-cell>
          <table:table-cell office:value-type="percentage" office:value="0.77144438295517437" table:style-name="ce49">
            <text:p>77,1%</text:p>
          </table:table-cell>
          <table:table-cell office:value-type="float" office:value="5107" table:style-name="ce7">
            <text:p>5.107</text:p>
          </table:table-cell>
          <table:table-cell office:value-type="percentage" office:value="0.69209920043366313" table:style-name="ce49">
            <text:p>69,2%</text:p>
          </table:table-cell>
          <table:table-cell office:value-type="float" office:value="6279" table:style-name="ce7">
            <text:p>6.279</text:p>
          </table:table-cell>
          <table:table-cell office:value-type="percentage" office:value="0.62783721627837219" table:style-name="ce49">
            <text:p>62,8%</text:p>
          </table:table-cell>
          <table:table-cell office:value-type="float" office:value="5330" table:style-name="ce7">
            <text:p>5.330</text:p>
          </table:table-cell>
          <table:table-cell office:value-type="percentage" office:value="0.50834525512637097" table:style-name="ce49">
            <text:p>50,8%</text:p>
          </table:table-cell>
          <table:table-cell office:value-type="float" office:value="2622" table:style-name="ce7">
            <text:p>2.622</text:p>
          </table:table-cell>
          <table:table-cell office:value-type="percentage" office:value="0.29247071946458447" table:style-name="ce49">
            <text:p>29,2%</text:p>
          </table:table-cell>
          <table:table-cell office:value-type="float" office:value="1958" table:style-name="ce7">
            <text:p>1.958</text:p>
          </table:table-cell>
          <table:table-cell office:value-type="percentage" office:value="0.21850239928579399" table:style-name="ce49">
            <text:p>21,9%</text:p>
          </table:table-cell>
          <table:table-cell office:value-type="float" office:value="1332" table:style-name="ce7">
            <text:p>1.332</text:p>
          </table:table-cell>
          <table:table-cell office:value-type="percentage" office:value="0.29469026548672567" table:style-name="ce49">
            <text:p>29,5%</text:p>
          </table:table-cell>
          <table:table-cell office:value-type="float" office:value="6074" table:style-name="ce7">
            <text:p>6.074</text:p>
          </table:table-cell>
          <table:table-cell office:value-type="percentage" office:value="0.85585458644497681" table:style-name="ce49">
            <text:p>85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01" table:style-name="ce7">
            <text:p>2.301</text:p>
          </table:table-cell>
          <table:table-cell office:value-type="percentage" office:value="0.64453781512605046" table:style-name="ce49">
            <text:p>64,5%</text:p>
          </table:table-cell>
          <table:table-cell office:value-type="float" office:value="6377" table:style-name="ce7">
            <text:p>6.377</text:p>
          </table:table-cell>
          <table:table-cell office:value-type="percentage" office:value="0.68688065489013361" table:style-name="ce49">
            <text:p>68,7%</text:p>
          </table:table-cell>
          <table:table-cell office:value-type="float" office:value="13507" table:style-name="ce7">
            <text:p>13.507</text:p>
          </table:table-cell>
          <table:table-cell office:value-type="percentage" office:value="0.62373585776956819" table:style-name="ce49">
            <text:p>62,4%</text:p>
          </table:table-cell>
          <table:table-cell office:value-type="float" office:value="12084" table:style-name="ce7">
            <text:p>12.084</text:p>
          </table:table-cell>
          <table:table-cell office:value-type="percentage" office:value="0.3850369615090492" table:style-name="ce49">
            <text:p>38,5%</text:p>
          </table:table-cell>
          <table:table-cell office:value-type="float" office:value="6727" table:style-name="ce7">
            <text:p>6.727</text:p>
          </table:table-cell>
          <table:table-cell office:value-type="percentage" office:value="0.28319440936263368" table:style-name="ce49">
            <text:p>28,3%</text:p>
          </table:table-cell>
          <table:table-cell office:value-type="float" office:value="1172" table:style-name="ce7">
            <text:p>1.172</text:p>
          </table:table-cell>
          <table:table-cell office:value-type="percentage" office:value="0.91921568627450978" table:style-name="ce49">
            <text:p>91,9%</text:p>
          </table:table-cell>
          <table:table-cell office:value-type="float" office:value="24408" table:style-name="ce7">
            <text:p>24.408</text:p>
          </table:table-cell>
          <table:table-cell office:value-type="percentage" office:value="0.4593755293320535" table:style-name="ce49">
            <text:p>45,9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6" table:style-name="ce7">
            <text:p>56</text:p>
          </table:table-cell>
          <table:table-cell office:value-type="percentage" office:value="0.71794871794871795" table:style-name="ce52">
            <text:p>71,8%</text:p>
          </table:table-cell>
          <table:table-cell office:value-type="float" office:value="227" table:style-name="ce7">
            <text:p>227</text:p>
          </table:table-cell>
          <table:table-cell office:value-type="percentage" office:value="0.7854671280276817" table:style-name="ce52">
            <text:p>78,5%</text:p>
          </table:table-cell>
          <table:table-cell office:value-type="float" office:value="539" table:style-name="ce7">
            <text:p>539</text:p>
          </table:table-cell>
          <table:table-cell office:value-type="percentage" office:value="0.61882893226176805" table:style-name="ce52">
            <text:p>61,9%</text:p>
          </table:table-cell>
          <table:table-cell office:value-type="float" office:value="693" table:style-name="ce7">
            <text:p>693</text:p>
          </table:table-cell>
          <table:table-cell office:value-type="percentage" office:value="0.38118811881188119" table:style-name="ce52">
            <text:p>38,1%</text:p>
          </table:table-cell>
          <table:table-cell office:value-type="float" office:value="670" table:style-name="ce7">
            <text:p>670</text:p>
          </table:table-cell>
          <table:table-cell office:value-type="percentage" office:value="0.29991047448522828" table:style-name="ce52">
            <text:p>30,0%</text:p>
          </table:table-cell>
          <table:table-cell office:value-type="float" office:value="641" table:style-name="ce7">
            <text:p>641</text:p>
          </table:table-cell>
          <table:table-cell office:value-type="percentage" office:value="0.32146439317953862" table:style-name="ce52">
            <text:p>32,1%</text:p>
          </table:table-cell>
          <table:table-cell office:value-type="float" office:value="1243" table:style-name="ce7">
            <text:p>1.243</text:p>
          </table:table-cell>
          <table:table-cell office:value-type="percentage" office:value="0.27689908665627089" table:style-name="ce52">
            <text:p>27,7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7404" table:style-name="ce67">
            <text:p>6.337.404</text:p>
          </table:table-cell>
          <table:table-cell office:value-type="percentage" office:value="0.92402847231831209" table:style-name="ce68">
            <text:p>92,40%</text:p>
          </table:table-cell>
          <table:table-cell office:value-type="float" office:value="4845616" table:style-name="ce67">
            <text:p>4.845.616</text:p>
          </table:table-cell>
          <table:table-cell office:value-type="percentage" office:value="0.91917364938011559" table:style-name="ce68">
            <text:p>91,92%</text:p>
          </table:table-cell>
          <table:table-cell office:value-type="float" office:value="5069431" table:style-name="ce67">
            <text:p>5.069.431</text:p>
          </table:table-cell>
          <table:table-cell office:value-type="percentage" office:value="0.75608981625104399" table:style-name="ce68">
            <text:p>75,61%</text:p>
          </table:table-cell>
          <table:table-cell office:value-type="float" office:value="4099900" table:style-name="ce67">
            <text:p>4.099.900</text:p>
          </table:table-cell>
          <table:table-cell office:value-type="percentage" office:value="0.58325930975694285" table:style-name="ce68">
            <text:p>58,33%</text:p>
          </table:table-cell>
          <table:table-cell office:value-type="float" office:value="1978575" table:style-name="ce67">
            <text:p>1.978.575</text:p>
          </table:table-cell>
          <table:table-cell office:value-type="percentage" office:value="0.3967007219539111" table:style-name="ce68">
            <text:p>39,67%</text:p>
          </table:table-cell>
          <table:table-cell office:value-type="float" office:value="1223385" table:style-name="ce67">
            <text:p>1.223.385</text:p>
          </table:table-cell>
          <table:table-cell office:value-type="percentage" office:value="0.29933452670603689" table:style-name="ce68">
            <text:p>29,93%</text:p>
          </table:table-cell>
          <table:table-cell office:value-type="float" office:value="1479911" table:style-name="ce67">
            <text:p>1.479.911</text:p>
          </table:table-cell>
          <table:table-cell office:value-type="percentage" office:value="0.74626893519172199" table:style-name="ce68">
            <text:p>74,63%</text:p>
          </table:table-cell>
          <table:table-cell office:value-type="float" office:value="4225929" table:style-name="ce67">
            <text:p>4.225.929</text:p>
          </table:table-cell>
          <table:table-cell office:value-type="percentage" office:value="0.8765123514404829" table:style-name="ce68">
            <text:p>87,65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8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7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0311" table:style-name="ce8">
            <text:p>410.311</text:p>
          </table:table-cell>
          <table:table-cell office:value-type="percentage" office:value="0.65583337196087799" table:style-name="ce78">
            <text:p>65,6%</text:p>
          </table:table-cell>
          <table:table-cell office:value-type="float" office:value="111882" table:style-name="ce8">
            <text:p>111.882</text:p>
          </table:table-cell>
          <table:table-cell office:value-type="percentage" office:value="0.17883008089407049" table:style-name="ce78">
            <text:p>17,9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522" table:style-name="ce8">
            <text:p>49.522</text:p>
          </table:table-cell>
          <table:table-cell office:value-type="percentage" office:value="0.55300331654587886" table:style-name="ce78">
            <text:p>55,3%</text:p>
          </table:table-cell>
          <table:table-cell office:value-type="float" office:value="14745" table:style-name="ce8">
            <text:p>14.745</text:p>
          </table:table-cell>
          <table:table-cell office:value-type="percentage" office:value="0.16465477772442519" table:style-name="ce78">
            <text:p>16,5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39942" table:style-name="ce8">
            <text:p>39.942</text:p>
          </table:table-cell>
          <table:table-cell office:value-type="percentage" office:value="0.74677485697191792" table:style-name="ce78">
            <text:p>74,7%</text:p>
          </table:table-cell>
          <table:table-cell office:value-type="float" office:value="10437" table:style-name="ce8">
            <text:p>10.437</text:p>
          </table:table-cell>
          <table:table-cell office:value-type="percentage" office:value="0.19513517555995963" table:style-name="ce78">
            <text:p>19,5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176" table:style-name="ce8">
            <text:p>29.176</text:p>
          </table:table-cell>
          <table:table-cell office:value-type="percentage" office:value="0.34567082128809062" table:style-name="ce78">
            <text:p>34,6%</text:p>
          </table:table-cell>
          <table:table-cell office:value-type="float" office:value="5385" table:style-name="ce8">
            <text:p>5.385</text:p>
          </table:table-cell>
          <table:table-cell office:value-type="percentage" office:value="6.380029382493721E-2" table:style-name="ce78">
            <text:p>6,4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0773" table:style-name="ce8">
            <text:p>70.773</text:p>
          </table:table-cell>
          <table:table-cell office:value-type="percentage" office:value="0.53017454490973104" table:style-name="ce78">
            <text:p>53,0%</text:p>
          </table:table-cell>
          <table:table-cell office:value-type="float" office:value="13169" table:style-name="ce8">
            <text:p>13.169</text:p>
          </table:table-cell>
          <table:table-cell office:value-type="percentage" office:value="9.8651584388343691E-2" table:style-name="ce78">
            <text:p>9,9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539" table:style-name="ce8">
            <text:p>23.539</text:p>
          </table:table-cell>
          <table:table-cell office:value-type="percentage" office:value="0.63954246590229857" table:style-name="ce78">
            <text:p>64,0%</text:p>
          </table:table-cell>
          <table:table-cell office:value-type="float" office:value="5153" table:style-name="ce8">
            <text:p>5.153</text:p>
          </table:table-cell>
          <table:table-cell office:value-type="percentage" office:value="0.14000434711731782" table:style-name="ce78">
            <text:p>14,0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3904" table:style-name="ce8">
            <text:p>93.904</text:p>
          </table:table-cell>
          <table:table-cell office:value-type="percentage" office:value="0.68574099227387575" table:style-name="ce78">
            <text:p>68,6%</text:p>
          </table:table-cell>
          <table:table-cell office:value-type="float" office:value="31607" table:style-name="ce8">
            <text:p>31.607</text:p>
          </table:table-cell>
          <table:table-cell office:value-type="percentage" office:value="0.23081248448202837" table:style-name="ce78">
            <text:p>23,1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3586" table:style-name="ce8">
            <text:p>93.586</text:p>
          </table:table-cell>
          <table:table-cell office:value-type="percentage" office:value="0.63429214336062467" table:style-name="ce78">
            <text:p>63,4%</text:p>
          </table:table-cell>
          <table:table-cell office:value-type="float" office:value="26198" table:style-name="ce8">
            <text:p>26.198</text:p>
          </table:table-cell>
          <table:table-cell office:value-type="percentage" office:value="0.17756059209456163" table:style-name="ce78">
            <text:p>17,8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6111" table:style-name="ce8">
            <text:p>226.111</text:p>
          </table:table-cell>
          <table:table-cell office:value-type="percentage" office:value="0.4044680725467012" table:style-name="ce78">
            <text:p>40,4%</text:p>
          </table:table-cell>
          <table:table-cell office:value-type="float" office:value="48738" table:style-name="ce8">
            <text:p>48.738</text:p>
          </table:table-cell>
          <table:table-cell office:value-type="percentage" office:value="8.7182688678485887E-2" table:style-name="ce78">
            <text:p>8,7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1424" table:style-name="ce8">
            <text:p>231.424</text:p>
          </table:table-cell>
          <table:table-cell office:value-type="percentage" office:value="0.65704389302140709" table:style-name="ce78">
            <text:p>65,7%</text:p>
          </table:table-cell>
          <table:table-cell office:value-type="float" office:value="24703" table:style-name="ce8">
            <text:p>24.703</text:p>
          </table:table-cell>
          <table:table-cell office:value-type="percentage" office:value="7.0135142808471981E-2" table:style-name="ce78">
            <text:p>7,0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1802" table:style-name="ce8">
            <text:p>51.802</text:p>
          </table:table-cell>
          <table:table-cell office:value-type="percentage" office:value="0.76691439907618508" table:style-name="ce78">
            <text:p>76,7%</text:p>
          </table:table-cell>
          <table:table-cell office:value-type="float" office:value="13411" table:style-name="ce8">
            <text:p>13.411</text:p>
          </table:table-cell>
          <table:table-cell office:value-type="percentage" office:value="0.19854617593935983" table:style-name="ce78">
            <text:p>19,9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6943" table:style-name="ce8">
            <text:p>126.943</text:p>
          </table:table-cell>
          <table:table-cell office:value-type="percentage" office:value="0.82937298688740946" table:style-name="ce78">
            <text:p>82,9%</text:p>
          </table:table-cell>
          <table:table-cell office:value-type="float" office:value="32382" table:style-name="ce8">
            <text:p>32.382</text:p>
          </table:table-cell>
          <table:table-cell office:value-type="percentage" office:value="0.2115654747515664" table:style-name="ce78">
            <text:p>21,2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8" table:style-name="ce8">
            <text:p>13.758</text:p>
          </table:table-cell>
          <table:table-cell office:value-type="percentage" office:value="0.62718818380743979" table:style-name="ce78">
            <text:p>62,7%</text:p>
          </table:table-cell>
          <table:table-cell office:value-type="float" office:value="3596" table:style-name="ce8">
            <text:p>3.596</text:p>
          </table:table-cell>
          <table:table-cell office:value-type="percentage" office:value="0.16393143690736689" table:style-name="ce78">
            <text:p>16,4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8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8">
            <text:p>9,2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182" table:style-name="ce8">
            <text:p>65.182</text:p>
          </table:table-cell>
          <table:table-cell office:value-type="percentage" office:value="0.54027037555844737" table:style-name="ce78">
            <text:p>54,0%</text:p>
          </table:table-cell>
          <table:table-cell office:value-type="float" office:value="16041" table:style-name="ce8">
            <text:p>16.041</text:p>
          </table:table-cell>
          <table:table-cell office:value-type="percentage" office:value="0.13295813406052368" table:style-name="ce78">
            <text:p>13,3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142" table:style-name="ce8">
            <text:p>26.142</text:p>
          </table:table-cell>
          <table:table-cell office:value-type="percentage" office:value="0.53552114060963618" table:style-name="ce78">
            <text:p>53,6%</text:p>
          </table:table-cell>
          <table:table-cell office:value-type="float" office:value="7680" table:style-name="ce8">
            <text:p>7.680</text:p>
          </table:table-cell>
          <table:table-cell office:value-type="percentage" office:value="0.15732546705998032" table:style-name="ce78">
            <text:p>15,7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009" table:style-name="ce8">
            <text:p>79.009</text:p>
          </table:table-cell>
          <table:table-cell office:value-type="percentage" office:value="0.53630871572087968" table:style-name="ce78">
            <text:p>53,6%</text:p>
          </table:table-cell>
          <table:table-cell office:value-type="float" office:value="21196" table:style-name="ce8">
            <text:p>21.196</text:p>
          </table:table-cell>
          <table:table-cell office:value-type="percentage" office:value="0.14387727396144448" table:style-name="ce78">
            <text:p>14,4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50" table:style-name="ce8">
            <text:p>2.850</text:p>
          </table:table-cell>
          <table:table-cell office:value-type="percentage" office:value="0.3584004024144869" table:style-name="ce78">
            <text:p>35,8%</text:p>
          </table:table-cell>
          <table:table-cell office:value-type="float" office:value="790" table:style-name="ce8">
            <text:p>790</text:p>
          </table:table-cell>
          <table:table-cell office:value-type="percentage" office:value="9.9346076458752514E-2" table:style-name="ce78">
            <text:p>9,9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51" table:style-name="ce8">
            <text:p>3.351</text:p>
          </table:table-cell>
          <table:table-cell office:value-type="percentage" office:value="0.342778232405892" table:style-name="ce78">
            <text:p>34,3%</text:p>
          </table:table-cell>
          <table:table-cell office:value-type="float" office:value="934" table:style-name="ce8">
            <text:p>934</text:p>
          </table:table-cell>
          <table:table-cell office:value-type="percentage" office:value="9.5540098199672671E-2" table:style-name="ce78">
            <text:p>9,6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-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-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Totales</text:p>
          </table:table-cell>
          <table:table-cell office:value-type="float" office:value="3287411" table:style-name="ce83">
            <text:p>3.287.411</text:p>
          </table:table-cell>
          <table:table-cell office:value-type="float" office:value="1866927" table:style-name="ce83">
            <text:p>1.866.927</text:p>
          </table:table-cell>
          <table:table-cell office:value-type="percentage" office:value="0.56790191430277503" table:style-name="ce84">
            <text:p>56,8%</text:p>
          </table:table-cell>
          <table:table-cell office:value-type="float" office:value="433389" table:style-name="ce83">
            <text:p>433.389</text:p>
          </table:table-cell>
          <table:table-cell office:value-type="percentage" office:value="0.13183292262512963" table:style-name="ce84">
            <text:p>13,2%</text:p>
          </table:table-cell>
          <table:table-cell table:style-name="ce83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8T14:27:26Z</dc:date>
  </office:meta>
</office:document-meta>
</file>